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2.svm" manifest:media-type=""/>
  <manifest:file-entry manifest:full-path="Pictures/TablePreview11.svm" manifest:media-type=""/>
  <manifest:file-entry manifest:full-path="Pictures/TablePreview13.svm" manifest:media-type=""/>
  <manifest:file-entry manifest:full-path="Pictures/TablePreview1.svm" manifest:media-type=""/>
  <manifest:file-entry manifest:full-path="Pictures/TablePreview14.svm" manifest:media-type=""/>
  <manifest:file-entry manifest:full-path="Pictures/TablePreview2.svm" manifest:media-type=""/>
  <manifest:file-entry manifest:full-path="Pictures/TablePreview10.svm" manifest:media-type=""/>
  <manifest:file-entry manifest:full-path="Pictures/TablePreview15.svm" manifest:media-type=""/>
  <manifest:file-entry manifest:full-path="Pictures/TablePreview3.svm" manifest:media-type=""/>
  <manifest:file-entry manifest:full-path="Pictures/TablePreview16.svm" manifest:media-type=""/>
  <manifest:file-entry manifest:full-path="Pictures/TablePreview4.svm" manifest:media-type=""/>
  <manifest:file-entry manifest:full-path="Pictures/TablePreview17.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Questrial" svg:font-family="Quest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ff3300"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ff3300"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ff0000" draw:stroke-linejoin="miter" draw:fill="none" draw:textarea-vertical-align="top" draw:auto-grow-height="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BLANK-notes" style:list-style-name="L17">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2" style:family="presentation" style:parent-style-name="BLANK-notes" style:list-style-name="L17">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3" style:family="presentation" style:parent-style-name="BLANK-notes" style:list-style-name="L17">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co1" style:family="table-column">
      <style:table-column-properties style:column-width="3.928cm" style:use-optimal-column-width="false"/>
    </style:style>
    <style:style style:name="co2" style:family="table-column">
      <style:table-column-properties style:column-width="3.65cm" style:use-optimal-column-width="false"/>
    </style:style>
    <style:style style:name="co3" style:family="table-column">
      <style:table-column-properties style:column-width="4.117cm" style:use-optimal-column-width="false"/>
    </style:style>
    <style:style style:name="co4" style:family="table-column">
      <style:table-column-properties style:column-width="3.543cm" style:use-optimal-column-width="false"/>
    </style:style>
    <style:style style:name="co5" style:family="table-column">
      <style:table-column-properties style:column-width="3.811cm" style:use-optimal-column-width="false"/>
    </style:style>
    <style:style style:name="co6" style:family="table-column">
      <style:table-column-properties style:column-width="6.202cm" style:use-optimal-column-width="false"/>
    </style:style>
    <style:style style:name="co7" style:family="table-column">
      <style:table-column-properties style:column-width="12.227cm" style:use-optimal-column-width="false"/>
    </style:style>
    <style:style style:name="co8" style:family="table-column">
      <style:table-column-properties style:column-width="3.027cm" style:use-optimal-column-width="false"/>
    </style:style>
    <style:style style:name="co9" style:family="table-column">
      <style:table-column-properties style:column-width="3.78cm" style:use-optimal-column-width="false"/>
    </style:style>
    <style:style style:name="co10" style:family="table-column">
      <style:table-column-properties style:column-width="3.721cm" style:use-optimal-column-width="false"/>
    </style:style>
    <style:style style:name="co11" style:family="table-column">
      <style:table-column-properties style:column-width="3.898cm" style:use-optimal-column-width="false"/>
    </style:style>
    <style:style style:name="co12" style:family="table-column">
      <style:table-column-properties style:column-width="3.839cm" style:use-optimal-column-width="false"/>
    </style:style>
    <style:style style:name="co13" style:family="table-column">
      <style:table-column-properties style:column-width="1.463cm" style:use-optimal-column-width="false"/>
    </style:style>
    <style:style style:name="co14" style:family="table-column">
      <style:table-column-properties style:column-width="2.596cm" style:use-optimal-column-width="false"/>
    </style:style>
    <style:style style:name="co15" style:family="table-column">
      <style:table-column-properties style:column-width="1.613cm" style:use-optimal-column-width="false"/>
    </style:style>
    <style:style style:name="co16" style:family="table-column">
      <style:table-column-properties style:column-width="2.441cm" style:use-optimal-column-width="false"/>
    </style:style>
    <style:style style:name="co17" style:family="table-column">
      <style:table-column-properties style:column-width="1.67cm" style:use-optimal-column-width="false"/>
    </style:style>
    <style:style style:name="co18" style:family="table-column">
      <style:table-column-properties style:column-width="2.037cm" style:use-optimal-column-width="false"/>
    </style:style>
    <style:style style:name="co19" style:family="table-column">
      <style:table-column-properties style:column-width="1.455cm" style:use-optimal-column-width="false"/>
    </style:style>
    <style:style style:name="co20" style:family="table-column">
      <style:table-column-properties style:column-width="2.46cm" style:use-optimal-column-width="false"/>
    </style:style>
    <style:style style:name="co21" style:family="table-column">
      <style:table-column-properties style:column-width="1.436cm" style:use-optimal-column-width="false"/>
    </style:style>
    <style:style style:name="co22" style:family="table-column">
      <style:table-column-properties style:column-width="3.281cm" style:use-optimal-column-width="false"/>
    </style:style>
    <style:style style:name="co23" style:family="table-column">
      <style:table-column-properties style:column-width="1.428cm" style:use-optimal-column-width="false"/>
    </style:style>
    <style:style style:name="co24" style:family="table-column">
      <style:table-column-properties style:column-width="2.199cm" style:use-optimal-column-width="false"/>
    </style:style>
    <style:style style:name="ro1" style:family="table-row">
      <style:table-row-properties style:row-height="1.077cm"/>
    </style:style>
    <style:style style:name="ro2" style:family="table-row">
      <style:table-row-properties style:row-height="5.91cm"/>
    </style:style>
    <style:style style:name="ro3" style:family="table-row">
      <style:table-row-properties style:row-height="1.106cm"/>
    </style:style>
    <style:style style:name="ro4" style:family="table-row">
      <style:table-row-properties style:row-height="1.504cm"/>
    </style:style>
    <style:style style:name="ro5" style:family="table-row">
      <style:table-row-properties style:row-height="1.058cm"/>
    </style:style>
    <style:style style:name="ro6" style:family="table-row">
      <style:table-row-properties style:row-height="0.619cm"/>
    </style:style>
    <style:style style:name="ro7" style:family="table-row">
      <style:table-row-properties style:row-height="0.591cm"/>
    </style:style>
    <style:style style:name="ro8" style:family="table-row">
      <style:table-row-properties style:row-height="0.588cm"/>
    </style:style>
    <style:style style:name="ro9" style:family="table-row">
      <style:table-row-properties style:row-height="6.195cm"/>
    </style:style>
    <style:style style:name="ro10" style:family="table-row">
      <style:table-row-properties style:row-height="1.902cm"/>
    </style:style>
    <style:style style:name="ro11" style:family="table-row">
      <style:table-row-properties style:row-height="0.573cm"/>
    </style:style>
    <style:style style:name="ro12" style:family="table-row">
      <style:table-row-properties style:row-height="0.534cm"/>
    </style:style>
    <style:style style:name="ro13" style:family="table-row">
      <style:table-row-properties style:row-height="0.551cm"/>
    </style:style>
    <style:style style:name="ro14" style:family="table-row">
      <style:table-row-properties style:row-height="0.582cm"/>
    </style:style>
    <style:style style:name="ro15" style:family="table-row">
      <style:table-row-properties style:row-height="0.581cm"/>
    </style:style>
    <style:style style:name="ro16" style:family="table-row">
      <style:table-row-properties style:row-height="0.666cm"/>
    </style:style>
    <style:style style:name="ro17" style:family="table-row">
      <style:table-row-properties style:row-height="10.051cm"/>
    </style:style>
    <style:style style:name="ce1" style:family="table-cell">
      <loext:graphic-properties draw:fill="solid" draw:fill-color="#ff3300" draw:opacity="6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be4d4" draw:textarea-vertical-align="top" fo:padding-top="0.127cm" fo:padding-bottom="0.127cm" fo:padding-left="0.254cm" fo:padding-right="0.254cm"/>
      <style:paragraph-properties fo:border="0.48pt solid #ffffff"/>
    </style:style>
    <style:style style:name="ce3" style:family="table-cell">
      <loext:graphic-properties draw:fill="solid" draw:fill-color="#5b9bd5" draw:textarea-vertical-align="top" fo:padding-top="0.127cm" fo:padding-bottom="0.127cm" fo:padding-left="0.254cm" fo:padding-right="0.254cm"/>
      <style:paragraph-properties fo:border="0.37pt solid #000000"/>
    </style:style>
    <style:style style:name="ce4" style:family="table-cell">
      <loext:graphic-properties draw:fill="solid" draw:fill-color="#d0deef" draw:textarea-vertical-align="top" fo:padding-top="0.127cm" fo:padding-bottom="0.127cm" fo:padding-left="0.254cm" fo:padding-right="0.254cm"/>
      <style:paragraph-properties fo:border="0.37pt solid #000000"/>
    </style:style>
    <style:style style:name="ce5" style:family="table-cell">
      <loext:graphic-properties draw:fill="solid" draw:fill-color="#e9eff7" draw:textarea-vertical-align="top" fo:padding-top="0.127cm" fo:padding-bottom="0.127cm" fo:padding-left="0.254cm" fo:padding-right="0.254cm"/>
      <style:paragraph-properties fo:border="0.37pt solid #000000"/>
    </style:style>
    <style:style style:name="ce6" style:family="table-cell">
      <loext:graphic-properties draw:fill="solid" draw:fill-color="#d8d8d8" draw:textarea-vertical-align="top" fo:padding-top="0.127cm" fo:padding-bottom="0.127cm" fo:padding-left="0.254cm" fo:padding-right="0.254cm"/>
      <style:paragraph-properties fo:border="0.48pt solid #000000"/>
    </style:style>
    <style:style style:name="ce7" style:family="table-cell">
      <loext:graphic-properties draw:fill="solid" draw:fill-color="#ffffff" draw:opacity="0%" draw:textarea-vertical-align="top" fo:padding-top="0.127cm" fo:padding-bottom="0.127cm" fo:padding-left="0.254cm" fo:padding-right="0.254cm"/>
      <style:paragraph-properties fo:border="0.48pt solid #000000"/>
    </style:style>
    <style:style style:name="ce8" style:family="table-cell">
      <loext:graphic-properties draw:fill="solid" draw:fill-color="#ff3300" draw:opacity="65%" draw:textarea-vertical-align="top" fo:padding-top="0.127cm" fo:padding-bottom="0.127cm" fo:padding-left="0.254cm" fo:padding-right="0.254cm"/>
      <style:paragraph-properties fo:border="0.48pt solid #ffffff"/>
    </style:style>
    <style:style style:name="ce9" style:family="table-cell">
      <loext:graphic-properties draw:fill="solid" draw:fill-color="#fbe4d4"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P1" style:family="paragraph">
      <style:paragraph-properties fo:margin-left="0.238cm" fo:margin-right="0cm" fo:margin-top="0cm" fo:margin-bottom="0cm" fo:line-height="100%" fo:text-align="start" fo:text-indent="-0.237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solid" draw:fill-color="#ff3300"/>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88%"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Questrial" fo:font-size="9pt" fo:letter-spacing="normal" fo:font-style="normal" style:text-underline-style="none" fo:font-weight="normal" style:font-name-asian="Questrial" style:font-size-asian="9pt" style:font-style-asian="normal" style:font-weight-asian="normal" style:font-name-complex="Questrial" style:font-size-complex="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Questrial" fo:font-size="3pt" fo:letter-spacing="normal" fo:font-style="normal" style:text-underline-style="none" fo:font-weight="bold" style:font-name-asian="Questrial" style:font-size-asian="3pt" style:font-style-asian="normal" style:font-weight-asian="bold" style:font-name-complex="Questrial" style:font-size-complex="3pt" style:font-style-complex="normal" style:font-weight-complex="bold"/>
    </style:style>
    <style:style style:name="T3" style:family="text">
      <style:text-properties fo:font-variant="normal" fo:text-transform="none" fo:color="#000000" style:text-line-through-style="none" style:text-line-through-type="none" style:text-position="0% 100%" style:font-name="Questrial" fo:font-size="9pt" fo:letter-spacing="normal" fo:font-style="normal" style:text-underline-style="none" fo:font-weight="bold" style:font-name-asian="Questrial" style:font-size-asian="9pt" style:font-style-asian="normal" style:font-weight-asian="bold" style:font-name-complex="Questrial" style:font-size-complex="9pt" style:font-style-complex="normal" style:font-weight-complex="bold"/>
    </style:style>
    <style:style style:name="T4" style:family="text">
      <style:text-properties fo:font-variant="normal" fo:text-transform="none" fo:color="#000000" style:text-line-through-style="none" style:text-line-through-type="none" style:text-position="0% 100%" style:font-name="Questrial" fo:font-size="9pt" fo:letter-spacing="normal" fo:font-style="normal" style:text-underline-style="solid" style:text-underline-width="auto" style:text-underline-color="font-color" fo:font-weight="normal" style:font-name-asian="Questrial" style:font-size-asian="9pt" style:font-style-asian="normal" style:font-weight-asian="normal" style:font-name-complex="Questrial" style:font-size-complex="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Questrial" fo:font-size="7pt" fo:letter-spacing="normal" fo:font-style="normal" style:text-underline-style="none" fo:font-weight="bold" style:font-name-asian="Questrial" style:font-size-asian="7pt" style:font-style-asian="normal" style:font-weight-asian="bold" style:font-name-complex="Questrial" style:font-size-complex="7pt" style:font-style-complex="normal" style:font-weight-complex="bold"/>
    </style:style>
    <style:style style:name="T6" style:family="text">
      <style:text-properties fo:font-variant="normal" fo:text-transform="none" fo:color="#ff0000" style:text-line-through-style="none" style:text-line-through-type="none" style:text-position="0% 100%" style:font-name="Questrial" fo:font-size="10pt" fo:letter-spacing="normal" fo:font-style="normal" style:text-underline-style="none" fo:font-weight="normal" style:font-name-asian="Questrial" style:font-size-asian="10pt" style:font-style-asian="normal" style:font-weight-asian="normal" style:font-name-complex="Questri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Questrial" fo:font-size="8pt" fo:letter-spacing="normal" fo:font-style="normal" style:text-underline-style="none" fo:font-weight="bold" style:font-name-asian="Questrial" style:font-size-asian="8pt" style:font-style-asian="normal" style:font-weight-asian="bold" style:font-name-complex="Questrial" style:font-size-complex="8pt" style:font-style-complex="normal" style:font-weight-complex="bold"/>
    </style:style>
    <style:style style:name="T8" style:family="text">
      <style:text-properties fo:font-variant="normal" fo:text-transform="none" fo:color="#000000" style:text-line-through-style="none" style:text-line-through-type="none" style:text-position="0% 100%" style:font-name="Questrial" fo:font-size="6pt" fo:letter-spacing="normal" fo:font-style="normal" style:text-underline-style="none" fo:font-weight="bold" style:font-name-asian="Questrial" style:font-size-asian="6pt" style:font-style-asian="normal" style:font-weight-asian="bold" style:font-name-complex="Questrial" style:font-size-complex="6pt" style:font-style-complex="normal" style:font-weight-complex="bold"/>
    </style:style>
    <style:style style:name="T9" style:family="text">
      <style:text-properties fo:font-variant="normal" fo:text-transform="none" fo:color="#000000" style:text-line-through-style="none" style:text-line-through-type="none" style:text-position="0% 100%" style:font-name="Questrial" fo:font-size="8pt" fo:letter-spacing="normal" fo:font-style="normal" style:text-underline-style="none" fo:font-weight="normal" style:font-name-asian="Questrial" style:font-size-asian="8pt" style:font-style-asian="normal" style:font-weight-asian="normal" style:font-name-complex="Questrial" style:font-size-complex="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Questrial" fo:font-size="9pt" fo:letter-spacing="normal" fo:font-style="normal" style:text-underline-style="none" fo:font-weight="bold" style:font-name-asian="Questrial" style:font-size-asian="9pt" style:font-style-asian="normal" style:font-weight-asian="bold" style:font-name-complex="Questrial" style:font-size-complex="9pt" style:font-style-complex="normal" style:font-weight-complex="bold"/>
    </style:style>
    <style:style style:name="T11" style:family="text">
      <style:text-properties fo:font-variant="normal" fo:text-transform="none" fo:color="#000000" style:text-line-through-style="none" style:text-line-through-type="none" style:text-position="0% 100%" style:font-name="Questrial" fo:font-size="5pt" fo:letter-spacing="normal" fo:font-style="normal" style:text-underline-style="none" fo:font-weight="normal" style:font-name-asian="Questrial" style:font-size-asian="5pt" style:font-style-asian="normal" style:font-weight-asian="normal" style:font-name-complex="Questrial" style:font-size-complex="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Questrial" fo:font-size="4pt" fo:letter-spacing="normal" fo:font-style="normal" style:text-underline-style="none" fo:font-weight="normal" style:font-name-asian="Questrial" style:font-size-asian="4pt" style:font-style-asian="normal" style:font-weight-asian="normal" style:font-name-complex="Questrial" style:font-size-complex="4pt" style:font-style-complex="normal" style:font-weight-complex="normal"/>
    </style:style>
    <style:style style:name="T13" style:family="text">
      <style:text-properties fo:font-variant="normal" fo:text-transform="none" fo:color="#000000" style:text-line-through-style="solid" style:text-line-through-type="single" style:text-position="0% 100%" style:font-name="Questrial" fo:font-size="8pt" fo:letter-spacing="normal" fo:font-style="normal" style:text-underline-style="none" fo:font-weight="normal" style:font-name-asian="Questrial" style:font-size-asian="8pt" style:font-style-asian="normal" style:font-weight-asian="normal" style:font-name-complex="Questrial" style:font-size-complex="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8pt" fo:letter-spacing="normal" fo:font-style="normal" style:text-underline-style="none" fo:font-weight="normal" style:font-name-asian="Calibri" style:font-size-asian="8pt" style:font-style-asian="normal" style:font-weight-asian="normal" style:font-name-complex="Calibri" style:font-size-complex="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Questrial" fo:font-size="10pt" fo:letter-spacing="normal" fo:font-style="normal" style:text-underline-style="none" fo:font-weight="bold" style:font-name-asian="Questrial" style:font-size-asian="10pt" style:font-style-asian="normal" style:font-weight-asian="bold" style:font-name-complex="Questrial" style:font-size-complex="10pt" style:font-style-complex="normal" style:font-weight-complex="bold"/>
    </style:style>
    <style:style style:name="T17" style:family="text">
      <style:text-properties fo:font-variant="normal" fo:text-transform="none" fo:color="#000000" style:text-line-through-style="none" style:text-line-through-type="none" style:text-position="0% 100%" style:font-name="Questrial" fo:font-size="10pt" fo:letter-spacing="normal" fo:font-style="normal" style:text-underline-style="none" fo:font-weight="normal" style:font-name-asian="Questrial" style:font-size-asian="10pt" style:font-style-asian="normal" style:font-weight-asian="normal" style:font-name-complex="Questrial" style:font-size-complex="10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Questrial" fo:font-size="14pt" fo:letter-spacing="normal" fo:font-style="normal" style:text-underline-style="none" fo:font-weight="bold" style:font-name-asian="Questrial" style:font-size-asian="14pt" style:font-style-asian="normal" style:font-weight-asian="bold" style:font-name-complex="Questrial" style:font-size-complex="14pt" style:font-style-complex="normal" style:font-weight-complex="bold"/>
    </style:style>
    <style:style style:name="T19" style:family="text">
      <style:text-properties fo:font-variant="normal" fo:text-transform="none" fo:color="#ffffff" style:text-line-through-style="none" style:text-line-through-type="none" style:text-position="0% 100%" style:font-name="Questrial" fo:font-size="28pt" fo:letter-spacing="normal" fo:font-style="normal" style:text-underline-style="none" fo:font-weight="bold" style:font-name-asian="Questrial" style:font-size-asian="28pt" style:font-style-asian="normal" style:font-weight-asian="bold" style:font-name-complex="Questrial" style:font-size-complex="28pt" style:font-style-complex="normal" style:font-weight-complex="bold"/>
    </style:style>
    <style:style style:name="T20" style:family="text">
      <style:text-properties fo:font-variant="normal" fo:text-transform="none" fo:color="#000000" style:text-line-through-style="none" style:text-line-through-type="none" style:text-position="0% 100%" style:font-name="Questrial" fo:font-size="6pt" fo:letter-spacing="normal" fo:font-style="normal" style:text-underline-style="none" fo:font-weight="normal" style:font-name-asian="Questrial" style:font-size-asian="6pt" style:font-style-asian="normal" style:font-weight-asian="normal" style:font-name-complex="Questrial" style:font-size-complex="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9pt" fo:letter-spacing="normal" fo:font-style="normal" style:text-underline-style="solid" style:text-underline-width="auto" style:text-underline-color="font-color" fo:font-weight="normal" style:font-name-asian="Calibri" style:font-size-asian="9pt" style:font-style-asian="normal" style:font-weight-asian="normal" style:font-name-complex="Calibri" style:font-size-complex="9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24" style:family="text">
      <style:text-properties fo:font-variant="normal" fo:text-transform="none" fo:color="#000000" style:text-line-through-style="none" style:text-line-through-type="none" style:text-position="0% 100%" style:font-name="Questrial" fo:font-size="6pt" fo:letter-spacing="normal" fo:font-style="normal" style:text-underline-style="solid" style:text-underline-width="auto" style:text-underline-color="font-color" fo:font-weight="normal" style:font-name-asian="Questrial" style:font-size-asian="6pt" style:font-style-asian="normal" style:font-weight-asian="normal" style:font-name-complex="Questrial" style:font-size-complex="6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Questrial" fo:font-size="9pt" fo:letter-spacing="normal" fo:font-style="normal" style:text-underline-style="none" fo:font-weight="normal" style:font-name-asian="Questrial" style:font-size-asian="9pt" style:font-style-asian="normal" style:font-weight-asian="normal" style:font-name-complex="Questrial"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Questrial" fo:font-size="7pt" fo:letter-spacing="normal" fo:font-style="normal" style:text-underline-style="none" fo:font-weight="normal" style:font-name-asian="Questrial" style:font-size-asian="7pt" style:font-style-asian="normal" style:font-weight-asian="normal" style:font-name-complex="Questrial" style:font-size-complex="7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Questrial" fo:font-size="8.69999980926514pt" fo:letter-spacing="normal" fo:font-style="normal" style:text-underline-style="none" fo:font-weight="normal" style:font-name-asian="Questrial" style:font-size-asian="8.69999980926514pt" style:font-style-asian="normal" style:font-weight-asian="normal" style:font-name-complex="Questrial" style:font-size-complex="8.699999809265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Questrial" fo:font-size="8pt" fo:letter-spacing="normal" fo:font-style="italic" style:text-underline-style="none" fo:font-weight="bold" style:font-name-asian="Questrial" style:font-size-asian="8pt" style:font-style-asian="italic" style:font-weight-asian="bold" style:font-name-complex="Questrial" style:font-size-complex="8pt" style:font-style-complex="italic" style:font-weight-complex="bold"/>
    </style:style>
    <style:style style:name="T29" style:family="text">
      <style:text-properties fo:font-variant="normal" fo:text-transform="none" fo:color="#000000" style:text-line-through-style="none" style:text-line-through-type="none" style:text-position="0% 100%" style:font-name="Questrial" fo:font-size="8pt" fo:letter-spacing="normal" fo:font-style="normal" style:text-underline-style="solid" style:text-underline-width="auto" style:text-underline-color="font-color" fo:font-weight="normal" style:font-name-asian="Questrial" style:font-size-asian="8pt" style:font-style-asian="normal" style:font-weight-asian="normal" style:font-name-complex="Questrial"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39cm" text:min-label-width="0.26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239cm" text:min-label-width="0.26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4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84;p13" draw:style-name="gr1" draw:text-style-name="P3" draw:layer="layout" svg:width="9.578cm" svg:height="14.789cm" svg:x="-0.024cm" svg:y="12.992cm">
          <text:p text:style-name="P1"><text:span text:style-name="T1">This KPI is under the purview of IWG4.</text:span></text:p>
          <text:p text:style-name="P1"><text:span text:style-name="T2"/></text:p>
          <text:p text:style-name="P1"><text:span text:style-name="T3">e-submission and e-approval</text:span></text:p>
          <text:p text:style-name="P2"><text:span text:style-name="T1">e-submission and e-approval form part of an integrated Construction Permit Management System designed to strengthen the delivery processes for the approval of Construction Permits. In line with the Eleventh Malaysia Plan (RMKe-11) that emphasizes on wider adoption of ICT, the new system will be based on open-source, fully integrated with existing systems, utilise cloud computing and customer-centric transaction processing. This initiative is expected to provide substantial cost saving and at the same time ensure higher productivity. This new application system has been designed to complement the existing 6 processes as follows:-</text:span></text:p>
          <text:p text:style-name="P2"><text:span text:style-name="T4">Pre-Construction</text:span></text:p>
          <text:list text:style-name="L2">
            <text:list-item>
              <text:p text:style-name="P2"><text:span text:style-name="T1">Process 1 <text:s/>- Data gathering (not mandatory)</text:span></text:p>
            </text:list-item>
            <text:list-item>
              <text:p text:style-name="P2"><text:span text:style-name="T1">Process 2 <text:s/>- Approval</text:span></text:p>
            </text:list-item>
            <text:list-item>
              <text:p text:style-name="P2"><text:span text:style-name="T1">Process 3 <text:s/>- Notification to start work</text:span></text:p>
            </text:list-item>
          </text:list>
          <text:p text:style-name="P2"><text:span text:style-name="T4">Construction</text:span></text:p>
          <text:list text:continue-numbering="true" text:style-name="L2">
            <text:list-item>
              <text:p text:style-name="P2"><text:span text:style-name="T1">Process 4 <text:s/>- Interim inspection</text:span></text:p>
            </text:list-item>
          </text:list>
          <text:p text:style-name="P2"><text:span text:style-name="T4">Post-Construction</text:span></text:p>
          <text:list text:continue-numbering="true" text:style-name="L2">
            <text:list-item>
              <text:p text:style-name="P2"><text:span text:style-name="T1">Process 5 <text:s/>- Final inspection</text:span></text:p>
            </text:list-item>
            <text:list-item>
              <text:p text:style-name="P2"><text:span text:style-name="T1">Process 6 <text:s/>- Building certification (CCC)</text:span></text:p>
            </text:list-item>
          </text:list>
          <text:p text:style-name="P2"><text:span text:style-name="T5"/></text:p>
          <text:p text:style-name="P1"><text:span text:style-name="T3">World Bank Ranking</text:span></text:p>
          <text:p text:style-name="P2"><text:span text:style-name="T1">Dealing with Construction Permit (DCP) is one of the ratings used by the World Bank in determining the ranking for Ease of Doing Business among 190 countries. Malaysia’s rank for Dealing with Construction Permit from year 2015 to 2017 is shown as below:</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1"><text:span text:style-name="T7"/></text:p>
          <text:p text:style-name="P1"><text:span text:style-name="T8"/></text:p>
          <text:p text:style-name="P1"><text:span text:style-name="T7">** </text:span><text:span text:style-name="T9">DTF : Distance To Frontier <text:s text:c="23"/>ATL : External Technical Agencies</text:span></text:p>
          <text:p text:style-name="P1"><text:span text:style-name="T9"><text:s text:c="4"/></text:span><text:span text:style-name="T9">PSP : Principal Submitting Person <text:s text:c="12"/>OSC: One Stop Cent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gr2" draw:text-style-name="P4" draw:layer="layout" svg:width="6.445cm" svg:height="1.026cm" svg:x="-0.421cm" svg:y="0cm">
          <text:p text:style-name="P5"/>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86;p13" draw:style-name="standard" draw:layer="layout" svg:width="19.048cm" svg:height="6.986cm" svg:x="0cm" svg:y="5.733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5"><text:span text:style-name="T10">2016</text:span></text:p>
                <text:p text:style-name="P5"><text:span text:style-name="T10">Weightage : 5%</text:span></text:p>
              </table:table-cell>
              <table:table-cell>
                <text:p text:style-name="P5"><text:span text:style-name="T10">2017</text:span></text:p>
                <text:p text:style-name="P5"><text:span text:style-name="T10">Weightage : 5%</text:span></text:p>
              </table:table-cell>
              <table:table-cell>
                <text:p text:style-name="P5"><text:span text:style-name="T10">2018</text:span></text:p>
                <text:p text:style-name="P5"><text:span text:style-name="T10">Weightage : 15%</text:span></text:p>
              </table:table-cell>
              <table:table-cell>
                <text:p text:style-name="P5"><text:span text:style-name="T10">2019</text:span></text:p>
                <text:p text:style-name="P5"><text:span text:style-name="T10">Weightage : 35%</text:span></text:p>
              </table:table-cell>
              <table:table-cell>
                <text:p text:style-name="P5"><text:span text:style-name="T10">2020</text:span></text:p>
                <text:p text:style-name="P5"><text:span text:style-name="T10">Weightage : 40%</text:span></text:p>
              </table:table-cell>
            </table:table-row>
            <table:table-row table:style-name="ro2" table:default-cell-style-name="ce2">
              <table:table-cell>
                <text:p text:style-name="P2"><text:span text:style-name="T1">Activities/ work breakdown and leaders for each activities identified. </text:span></text:p>
                <text:p text:style-name="P2"><text:span text:style-name="T11"/></text:p>
                <text:p text:style-name="P2"><text:span text:style-name="T1">6 Local Authorities identified as the 1st batch to pilot e-submission and e-approval.</text:span></text:p>
                <text:p text:style-name="P2"><text:span text:style-name="T1"/></text:p>
              </table:table-cell>
              <table:table-cell>
                <text:p text:style-name="P2"><text:span text:style-name="T9">Procedure for appointment of consultant to conduct study on existing OSC Online System finalised</text:span></text:p>
                <text:p text:style-name="P2"><text:span text:style-name="T12"/></text:p>
                <text:p text:style-name="P2"><text:span text:style-name="T13">Consultant to conduct study on existing OSC Online System appointed</text:span></text:p>
                <text:p text:style-name="P2"><text:span text:style-name="T13"/></text:p>
              </table:table-cell>
              <table:table-cell>
                <text:p text:style-name="P2"><text:span text:style-name="T13">Final report on existing OSC Online System completed</text:span></text:p>
                <text:p text:style-name="P2"><text:span text:style-name="T9">JKT conduct study to implement existing OSC Online system by PBT and Technical agency</text:span></text:p>
                <text:p text:style-name="P2"><text:span text:style-name="T11"/></text:p>
                <text:p text:style-name="P2"><text:span text:style-name="T9">Procedure for appointment of consultant to develop new OSC Online System. <text:s/>New OSC 3 Plus online system. 2 Local Authorities (LAs) to be </text:span><text:span text:style-name="T14">pioneer</text:span><text:span text:style-name="T9">: <text:s text:c="3"/>i. MPSJ</text:span></text:p>
                <text:p text:style-name="P6"><text:span text:style-name="T9">ii.MPKj</text:span></text:p>
                <text:p text:style-name="P6"><text:span text:style-name="T15"><text:tab/></text:span></text:p>
                <text:p text:style-name="P6"><text:span text:style-name="T9">Pilot project report is used as a reference to improve new OSC online 3 Plus system</text:span></text:p>
                <text:p text:style-name="P2"><text:span text:style-name="T11"/></text:p>
              </table:table-cell>
              <table:table-cell>
                <text:p text:style-name="P2"><text:span text:style-name="T1">Budget to develop/ enhance new OSC Online System applied under RMKe-11</text:span></text:p>
                <text:p text:style-name="P2"><text:span text:style-name="T1"/></text:p>
                <text:p text:style-name="P2"><text:span text:style-name="T1">OSC online piloted and finalised for 10 Local Authorities (LAs)</text:span></text:p>
                <text:p text:style-name="P2"><text:span text:style-name="T11"/></text:p>
                <text:p text:style-name="P2"><text:span text:style-name="T1"/></text:p>
              </table:table-cell>
              <table:table-cell>
                <text:p text:style-name="P2"><text:span text:style-name="T1">OSC 3.0 online launched at national level</text:span></text:p>
                <text:p text:style-name="P2"><text:span text:style-name="T1"/></text:p>
                <text:p text:style-name="P2"><text:span text:style-name="T1">OSC 3.0 online implemented by 20 Local Authorities (LAs) </text:span></text:p>
                <text:p text:style-name="P2"><text:span text:style-name="T11"/></text:p>
                <text:p text:style-name="P2"><text:span text:style-name="T1"/></text:p>
              </table:table-cell>
            </table:table-row>
          </table:table>
          <draw:image xlink:href="Pictures/TablePreview1.svm" xlink:type="simple" xlink:show="embed" xlink:actuate="onLoad"/>
        </draw:frame>
        <draw:custom-shape draw:name="Google Shape;87;p13" draw:style-name="gr3" draw:text-style-name="P3" draw:layer="layout" svg:width="19.049cm" svg:height="14.982cm" svg:x="0cm" svg:y="12.48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3" draw:style-name="standard" draw:layer="layout" svg:width="6.201cm" svg:height="4.423cm" svg:x="12.818cm" svg:y="0.707cm">
          <table:table>
            <table:table-column table:style-name="co6"/>
            <table:table-row table:style-name="ro3">
              <table:table-cell table:style-name="ce3">
                <text:p text:style-name="P7"><text:span text:style-name="T16">SPONSOR</text:span></text:p>
                <text:p text:style-name="P7"><text:span text:style-name="T17">Sr. Ida Zuraida binti Mohd Yusoff </text:span></text:p>
              </table:table-cell>
            </table:table-row>
            <table:table-row table:style-name="ro3">
              <table:table-cell table:style-name="ce4">
                <text:p text:style-name="P7"><text:span text:style-name="T16">OWNER </text:span></text:p>
                <text:p text:style-name="P7"><text:span text:style-name="T17">Ar. Sharina Intan binti Abdullah</text:span></text:p>
              </table:table-cell>
            </table:table-row>
            <table:table-row table:style-name="ro3">
              <table:table-cell table:style-name="ce5">
                <text:p text:style-name="P7"><text:span text:style-name="T16">OIC</text:span></text:p>
                <text:p text:style-name="P7"><text:span text:style-name="T17">Noriman bin Muhammad</text:span></text:p>
              </table:table-cell>
            </table:table-row>
            <table:table-row table:style-name="ro3">
              <table:table-cell table:style-name="ce4">
                <text:p text:style-name="P7"><text:span text:style-name="T16">KPI LEADER </text:span></text:p>
                <text:p text:style-name="P7"><text:span text:style-name="T17">JKT (KPKT)</text:span></text:p>
              </table:table-cell>
            </table:table-row>
          </table:table>
          <draw:image xlink:href="Pictures/TablePreview2.svm" xlink:type="simple" xlink:show="embed" xlink:actuate="onLoad"/>
        </draw:frame>
        <draw:frame draw:name="Google Shape;89;p13" draw:style-name="standard" draw:layer="layout" svg:width="12.226cm" svg:height="3.667cm" svg:x="0cm" svg:y="1.237cm">
          <table:table>
            <table:table-column table:style-name="co7"/>
            <table:table-row table:style-name="ro4">
              <table:table-cell table:style-name="ce3">
                <text:p text:style-name="P2"><text:span text:style-name="T16">KPI DESCRIPTION</text:span></text:p>
                <text:p text:style-name="P2"><text:span text:style-name="T17">e-submission and e-approval rolled-out across at least 20 Local Authorities (LAs) by Q4 2020</text:span></text:p>
              </table:table-cell>
            </table:table-row>
            <table:table-row table:style-name="ro5">
              <table:table-cell table:style-name="ce4">
                <text:p text:style-name="P2"><text:span text:style-name="T16">INITIATIVE</text:span></text:p>
                <text:p text:style-name="P6"><text:span text:style-name="T17">Q3 - Improve ease of doing business by addressing regulatory constraints</text:span></text:p>
              </table:table-cell>
            </table:table-row>
            <table:table-row table:style-name="ro3">
              <table:table-cell table:style-name="ce5">
                <text:p text:style-name="P2"><text:span text:style-name="T16">SUB-INITIATIVE</text:span></text:p>
                <text:p text:style-name="P2"><text:span text:style-name="T17">Q3b - Strengthen One-Stop Centre for all construction permits/approvals</text:span></text:p>
              </table:table-cell>
            </table:table-row>
          </table:table>
          <draw:image xlink:href="Pictures/TablePreview3.svm" xlink:type="simple" xlink:show="embed" xlink:actuate="onLoad"/>
        </draw:frame>
        <draw:custom-shape draw:name="Google Shape;90;p13" draw:style-name="gr1" draw:text-style-name="P3" draw:layer="layout" svg:width="8.798cm" svg:height="0.854cm" svg:x="5.862cm" svg:y="0.177cm">
          <text:p text:style-name="P2"><text:span text:style-name="T18">QUALITY, SAFETY &amp; PROFESSIONAL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1" draw:text-style-name="P3" draw:layer="layout" svg:width="5.699cm" svg:height="1.452cm" svg:x="0.325cm" svg:y="-0.207cm">
          <text:p text:style-name="P2"><text:span text:style-name="T19">KPI Q3-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3" draw:style-name="gr4" draw:text-style-name="P4" draw:layer="layout" svg:width="19.049cm" svg:height="0.64cm" svg:x="0cm" svg:y="12.507cm">
          <text:p text:style-name="P5"><text:span text:style-name="T10">PROGRESS REPORT UNTIL Q3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3" draw:style-name="gr4" draw:text-style-name="P4" draw:layer="layout" svg:width="19.049cm" svg:height="0.64cm" svg:x="0cm" svg:y="5.059cm">
          <text:p text:style-name="P5"><text:span text:style-name="T10">ANNUAL TAR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3" draw:style-name="gr5" draw:text-style-name="P8" draw:layer="layout" svg:width="0.001cm" svg:height="14.32cm" draw:transform="rotate (-3.14159265358979) translate (9.525cm 27.47cm)">
          <text:p/>
          <draw:enhanced-geometry draw:mirror-horizontal="false" draw:mirror-vertical="false" svg:viewBox="0 0 21600 21600" draw:type="mso-spt32" draw:enhanced-path="M 0 0 L 21600 21600 N"/>
        </draw:custom-shape>
        <draw:custom-shape draw:name="Google Shape;95;p13" draw:style-name="gr1" draw:text-style-name="P3" draw:layer="layout" svg:width="9.465cm" svg:height="14.747cm" svg:x="9.555cm" svg:y="13.016cm">
          <text:p text:style-name="P2"><text:span text:style-name="T7">Local Authorities identified to pilot e-submission </text:span></text:p>
          <text:p text:style-name="P2"><text:span text:style-name="T9">In 2016, 6 Local Authorities have been identified for the study on their respective requirement, process flows and issue identification and verification. These 6 are among the first batch of Local Authorities and the outcome of the study will be used to pilot the e-submission and e-approval. The six Local Authorities are:</text:span></text:p>
          <text:list text:style-name="L9">
            <text:list-item>
              <text:p text:style-name="P2"><text:span text:style-name="T9">Majlis Bandaraya Ipoh <text:s text:c="16"/>4) Majlis Bandaraya K. Terengganu</text:span></text:p>
            </text:list-item>
            <text:list-item>
              <text:p text:style-name="P2"><text:span text:style-name="T9">Majlis Bandaraya Pulau Pinang <text:s text:c="4"/>5) Majlis Perbandaran Kota Bahru <text:s text:c="107"/></text:span></text:p>
            </text:list-item>
          </text:list>
          <text:p text:style-name="P2"><text:span text:style-name="T9">3) <text:s text:c="4"/>Majlis Bandaraya Johor Bahru <text:s text:c="6"/>6) Majlis Bandaraya Shah Alam </text:span></text:p>
          <text:p text:style-name="P2"><text:span text:style-name="T20"/></text:p>
          <text:p text:style-name="P2"><text:span text:style-name="T3">Study on existing OSC Online system </text:span></text:p>
          <text:p text:style-name="P2"><text:span text:style-name="T1">The existing OSC online is an online system used by relevant stakeholders (PBT, PSP, ATL) to process the application for Development Approval. This system involves the use of 2 main modules which are e-submission and e-processing for Process 1 and Process 2 only. </text:span></text:p>
          <text:p text:style-name="P2"><text:span text:style-name="T1"/></text:p>
          <text:p text:style-name="P2"><text:span text:style-name="T1">JKT has decided for the appointment of consultant to be re-tendered proposed following the conditional approval by CIDB for the consultant’s project team to be replaced.</text:span></text:p>
          <text:p text:style-name="P2"><text:span text:style-name="T1"/></text:p>
          <text:p text:style-name="P2"><text:span text:style-name="T1">The findings of the study will be utilised to strengthen the budget request under Rolling Plan 4.</text:span></text:p>
          <text:p text:style-name="P2"><text:span text:style-name="T4"/></text:p>
          <text:p text:style-name="P2"><text:span text:style-name="T4">Pre-council meeting (KPI Leaders)</text:span></text:p>
          <text:p text:style-name="P2"><text:span text:style-name="T1">19 March 2018</text:span></text:p>
          <text:p text:style-name="P2"><text:span text:style-name="T1"/></text:p>
          <text:p text:style-name="P2"><text:span text:style-name="T3">19 march 2018 – online servey on implement existing OSC Online system by PBT and Technical agency</text:span></text:p>
          <text:p text:style-name="P2"><text:span text:style-name="T1"/></text:p>
          <text:p text:style-name="P2"><text:span text:style-name="T1">ICT Unit to liaise with MAMPU to name 3 new consultants/companies.</text:span></text:p>
          <text:p text:style-name="P2"><text:span text:style-name="T1"/></text:p>
          <text:p text:style-name="P2"><text:span text:style-name="T1">Proposed 3 consultants submitted to CIDB : 14 Mei 2018. </text:span></text:p>
          <text:p text:style-name="P2"><text:span text:style-name="T1"/></text:p>
          <text:p text:style-name="P2"><text:span text:style-name="T1">Letter on status appointment of consultant submitted to CIDB : 6 June </text:span></text:p>
          <text:p text:style-name="P2"><text:span text:style-name="T1">2018.</text:span></text:p>
          <text:p text:style-name="P2"><text:span text:style-name="T1"/></text:p>
          <text:p text:style-name="P2"><text:span text:style-name="T1">New OSC 3 Plus online Meeting for (Procurement process &amp; scope of works) : 16 August 2018 &amp; 20 Sep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3" draw:style-name="standard" draw:layer="layout" svg:width="9.08cm" svg:height="2.979cm" svg:x="0.225cm" svg:y="23.523cm">
          <table:table>
            <table:table-column table:style-name="co8"/>
            <table:table-column table:style-name="co8"/>
            <table:table-column table:style-name="co8"/>
            <table:table-row table:style-name="ro6" table:default-cell-style-name="ce6">
              <table:table-cell>
                <text:p text:style-name="P5"><text:span text:style-name="T7">Year</text:span></text:p>
              </table:table-cell>
              <table:table-cell>
                <text:p text:style-name="P5"><text:span text:style-name="T7">DTF score</text:span></text:p>
              </table:table-cell>
              <table:table-cell>
                <text:p text:style-name="P5"><text:span text:style-name="T7">Ranking</text:span></text:p>
              </table:table-cell>
            </table:table-row>
            <table:table-row table:style-name="ro7" table:default-cell-style-name="ce7">
              <table:table-cell>
                <text:p text:style-name="P5"><text:span text:style-name="T9">2015</text:span></text:p>
              </table:table-cell>
              <table:table-cell>
                <text:p text:style-name="P5"><text:span text:style-name="T9">81.14</text:span></text:p>
              </table:table-cell>
              <table:table-cell>
                <text:p text:style-name="P5"><text:span text:style-name="T9">28/189</text:span></text:p>
              </table:table-cell>
            </table:table-row>
            <table:table-row table:style-name="ro7" table:default-cell-style-name="ce7">
              <table:table-cell>
                <text:p text:style-name="P5"><text:span text:style-name="T9">2016</text:span></text:p>
              </table:table-cell>
              <table:table-cell>
                <text:p text:style-name="P5"><text:span text:style-name="T9">81.08</text:span></text:p>
              </table:table-cell>
              <table:table-cell>
                <text:p text:style-name="P5"><text:span text:style-name="T9">13 /189</text:span></text:p>
              </table:table-cell>
            </table:table-row>
            <table:table-row table:style-name="ro7" table:default-cell-style-name="ce7">
              <table:table-cell>
                <text:p text:style-name="P5"><text:span text:style-name="T9">2017</text:span></text:p>
              </table:table-cell>
              <table:table-cell>
                <text:p text:style-name="P5"><text:span text:style-name="T9">82.17</text:span></text:p>
              </table:table-cell>
              <table:table-cell>
                <text:p text:style-name="P5"><text:span text:style-name="T9">13/190</text:span></text:p>
              </table:table-cell>
            </table:table-row>
            <table:table-row table:style-name="ro8" table:default-cell-style-name="ce7">
              <table:table-cell>
                <text:p text:style-name="P5"><text:span text:style-name="T9">2018</text:span></text:p>
              </table:table-cell>
              <table:table-cell>
                <text:p text:style-name="P5"><text:span text:style-name="T9">82.19</text:span></text:p>
              </table:table-cell>
              <table:table-cell>
                <text:p text:style-name="P5"><text:span text:style-name="T9">11/190</text:span></text:p>
              </table:table-cell>
            </table:table-row>
          </table:table>
          <draw:image xlink:href="Pictures/TablePreview4.svm" xlink:type="simple" xlink:show="embed" xlink:actuate="onLoad"/>
        </draw:frame>
        <presentation:notes draw:style-name="dp2">
          <draw:frame draw:name="Google Shape;81;p1:notes" presentation:style-name="pr1" draw:text-style-name="P9" draw:layer="layout" svg:width="15.105cm" svg:height="12.407cm" svg:x="1.888cm" svg:y="13.098cm" presentation:class="notes" presentation:placeholder="true" presentation:user-transformed="true">
            <draw:text-box/>
          </draw:frame>
          <draw:page-thumbnail draw:name="Google Shape;82;p1:notes" draw:style-name="gr6" draw:layer="layout" svg:width="12.588cm" svg:height="10.339cm" svg:x="3.148cm" svg:y="2.068cm" draw:page-number="1" presentation:class="page"/>
        </presentation:notes>
      </draw:page>
      <draw:page draw:name="page2" draw:style-name="dp1" draw:master-page-name="BLANK">
        <draw:custom-shape draw:name="Google Shape;101;p14" draw:style-name="gr2" draw:text-style-name="P4" draw:layer="layout" svg:width="6.445cm" svg:height="1.026cm" svg:x="-0.421cm" svg:y="0cm">
          <text:p text:style-name="P5"/>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02;p14" draw:style-name="standard" draw:layer="layout" svg:width="19.048cm" svg:height="7.271cm" svg:x="0cm" svg:y="5.733cm">
          <table:table>
            <table:table-column table:style-name="co9"/>
            <table:table-column table:style-name="co10"/>
            <table:table-column table:style-name="co11"/>
            <table:table-column table:style-name="co12"/>
            <table:table-column table:style-name="co5"/>
            <table:table-row table:style-name="ro1" table:default-cell-style-name="ce1">
              <table:table-cell>
                <text:p text:style-name="P5"><text:span text:style-name="T10">2016</text:span></text:p>
                <text:p text:style-name="P5"><text:span text:style-name="T10">Weightage : 10%</text:span></text:p>
              </table:table-cell>
              <table:table-cell>
                <text:p text:style-name="P5"><text:span text:style-name="T10">2017</text:span></text:p>
                <text:p text:style-name="P5"><text:span text:style-name="T10">Weightage : 15%</text:span></text:p>
              </table:table-cell>
              <table:table-cell>
                <text:p text:style-name="P5"><text:span text:style-name="T10">2018</text:span></text:p>
                <text:p text:style-name="P5"><text:span text:style-name="T10">Weightage : 25%</text:span></text:p>
              </table:table-cell>
              <table:table-cell>
                <text:p text:style-name="P5"><text:span text:style-name="T10">2019</text:span></text:p>
                <text:p text:style-name="P5"><text:span text:style-name="T10">Weightage : 30%</text:span></text:p>
              </table:table-cell>
              <table:table-cell>
                <text:p text:style-name="P5"><text:span text:style-name="T10">2020</text:span></text:p>
                <text:p text:style-name="P5"><text:span text:style-name="T10">Weightage : 20%</text:span></text:p>
              </table:table-cell>
            </table:table-row>
            <table:table-row table:style-name="ro9" table:default-cell-style-name="ce2">
              <table:table-cell>
                <text:p text:style-name="P6"><text:span text:style-name="T21">Activities/ work breakdown and leaders for each activities identified. </text:span></text:p>
                <text:p text:style-name="P6"><text:span text:style-name="T21"/></text:p>
                <text:p text:style-name="P6"><text:span text:style-name="T21">6 Local Authorities identified in the 1st batch to pilot e-submission and e-approval.</text:span></text:p>
                <text:p text:style-name="P2"><text:span text:style-name="T1"/></text:p>
              </table:table-cell>
              <table:table-cell>
                <text:p text:style-name="P6"><text:span text:style-name="T21">Standard procedures on permit approval for small scale development for 5 Local Authorities established</text:span></text:p>
                <text:p text:style-name="P6"><text:span text:style-name="T15"/></text:p>
                <text:p text:style-name="P6"><text:span text:style-name="T22">Locality</text:span></text:p>
                <text:p text:style-name="P6"><text:span text:style-name="T21">DBKK</text:span><text:span text:style-name="T21"><text:tab/></text:span><text:span text:style-name="T21">:</text:span><text:span text:style-name="T21"><text:tab/></text:span><text:span text:style-name="T21">70%</text:span></text:p>
                <text:p text:style-name="P6"><text:span text:style-name="T21">MBJB</text:span><text:span text:style-name="T21"><text:tab/></text:span><text:span text:style-name="T21">:</text:span><text:span text:style-name="T21"><text:tab/></text:span><text:span text:style-name="T21">50%</text:span></text:p>
                <text:p text:style-name="P6"><text:span text:style-name="T21">MBI</text:span><text:span text:style-name="T21"><text:tab/></text:span><text:span text:style-name="T21">:</text:span><text:span text:style-name="T21"><text:tab/></text:span><text:span text:style-name="T21">50%</text:span></text:p>
                <text:p text:style-name="P6"><text:span text:style-name="T21">MBPP</text:span><text:span text:style-name="T21"><text:tab/></text:span><text:span text:style-name="T21">:</text:span><text:span text:style-name="T21"><text:tab/></text:span><text:span text:style-name="T21">15%</text:span></text:p>
                <text:p text:style-name="P6"><text:span text:style-name="T21">MPSP</text:span><text:span text:style-name="T21"><text:tab/></text:span><text:span text:style-name="T21">:</text:span><text:span text:style-name="T21"><text:tab/></text:span><text:span text:style-name="T21">50%</text:span></text:p>
                <text:p text:style-name="P2"><text:span text:style-name="T1"/></text:p>
              </table:table-cell>
              <table:table-cell>
                <text:p text:style-name="P6"><text:span text:style-name="T21">Standard procedures on permit approval for small scale development for 5 </text:span></text:p>
                <text:p text:style-name="P6"><text:span text:style-name="T21">Local Authorities established</text:span></text:p>
                <text:p text:style-name="P6"><text:span text:style-name="T21"/></text:p>
                <text:p text:style-name="P6"><text:span text:style-name="T22">Locality</text:span></text:p>
                <text:p text:style-name="P6"><text:span text:style-name="T21">DBKK</text:span><text:span text:style-name="T21"><text:tab/></text:span><text:span text:style-name="T21">:</text:span><text:span text:style-name="T21"><text:tab/></text:span><text:span text:style-name="T21">100%</text:span></text:p>
                <text:p text:style-name="P6"><text:span text:style-name="T21">MBJB</text:span><text:span text:style-name="T21"><text:tab/></text:span><text:span text:style-name="T21">:</text:span><text:span text:style-name="T21"><text:tab/></text:span><text:span text:style-name="T21">100 %</text:span></text:p>
                <text:p text:style-name="P6"><text:span text:style-name="T21">MBI</text:span><text:span text:style-name="T21"><text:tab/></text:span><text:span text:style-name="T21">:</text:span><text:span text:style-name="T21"><text:tab/></text:span><text:span text:style-name="T21">100 %</text:span></text:p>
                <text:p text:style-name="P6"><text:span text:style-name="T21"/></text:p>
                <text:p text:style-name="P6"><text:span text:style-name="T21">MBPP</text:span><text:span text:style-name="T21"><text:tab/></text:span><text:span text:style-name="T21">:</text:span><text:span text:style-name="T21"><text:tab/></text:span><text:span text:style-name="T21">100 %</text:span></text:p>
                <text:p text:style-name="P6"><text:span text:style-name="T21">MPSP</text:span><text:span text:style-name="T21"><text:tab/></text:span><text:span text:style-name="T21">:</text:span><text:span text:style-name="T21"><text:tab/></text:span><text:span text:style-name="T21">100 %</text:span></text:p>
                <text:p text:style-name="P2"><text:span text:style-name="T1"/></text:p>
              </table:table-cell>
              <table:table-cell>
                <text:p text:style-name="P6"><text:span text:style-name="T21">Standard procedures on permit approval for small scale development for 5 </text:span></text:p>
                <text:p text:style-name="P6"><text:span text:style-name="T21">Local Authorities established</text:span></text:p>
                <text:p text:style-name="P6"><text:span text:style-name="T21"/></text:p>
                <text:p text:style-name="P6"><text:span text:style-name="T22">State</text:span></text:p>
                <text:p text:style-name="P6"><text:span text:style-name="T21">Selangor </text:span><text:span text:style-name="T21"><text:tab/></text:span><text:span text:style-name="T21"><text:tab/></text:span><text:span text:style-name="T21">:</text:span><text:span text:style-name="T21"><text:tab/></text:span><text:span text:style-name="T21">100%</text:span></text:p>
                <text:p text:style-name="P6"><text:span text:style-name="T21">N.Sembilan</text:span><text:span text:style-name="T21"><text:tab/></text:span><text:span text:style-name="T21">: 100 %</text:span></text:p>
                <text:p text:style-name="P6"><text:span text:style-name="T21">Kedah </text:span><text:span text:style-name="T21"><text:tab/></text:span><text:span text:style-name="T21"><text:tab/></text:span><text:span text:style-name="T21">:</text:span><text:span text:style-name="T21"><text:tab/></text:span><text:span text:style-name="T21">100 %</text:span></text:p>
                <text:p text:style-name="P6"><text:span text:style-name="T21">Sarawak </text:span><text:span text:style-name="T21"><text:tab/></text:span><text:span text:style-name="T21">: 100 %</text:span></text:p>
                <text:p text:style-name="P6"><text:span text:style-name="T21">Kelantan </text:span><text:span text:style-name="T21"><text:tab/></text:span><text:span text:style-name="T21">: 100 %</text:span></text:p>
                <text:p text:style-name="P2"><text:span text:style-name="T1"/></text:p>
              </table:table-cell>
              <table:table-cell>
                <text:p text:style-name="P6"><text:span text:style-name="T21">Standard procedures on permit approval for small scale development for 4 Local Authorities established</text:span></text:p>
                <text:p text:style-name="P6"><text:span text:style-name="T21"/></text:p>
                <text:p text:style-name="P6"><text:span text:style-name="T22">State</text:span></text:p>
                <text:p text:style-name="P6"><text:span text:style-name="T21">Melaka </text:span><text:span text:style-name="T21"><text:tab/></text:span><text:span text:style-name="T21"><text:tab/></text:span><text:span text:style-name="T21">:</text:span><text:span text:style-name="T21"><text:tab/></text:span><text:span text:style-name="T21">100%</text:span></text:p>
                <text:p text:style-name="P6"><text:span text:style-name="T21">Pahang </text:span><text:span text:style-name="T21"><text:tab/></text:span><text:span text:style-name="T21"><text:tab/></text:span><text:span text:style-name="T21">:</text:span><text:span text:style-name="T21"><text:tab/></text:span><text:span text:style-name="T21">100 %</text:span></text:p>
                <text:p text:style-name="P6"><text:span text:style-name="T21">Perlis </text:span><text:span text:style-name="T21"><text:tab/></text:span><text:span text:style-name="T21"><text:tab/></text:span><text:span text:style-name="T21">:</text:span><text:span text:style-name="T21"><text:tab/></text:span><text:span text:style-name="T21">100 %</text:span></text:p>
                <text:p text:style-name="P6"><text:span text:style-name="T21">Terengganu </text:span><text:span text:style-name="T21"><text:tab/></text:span><text:span text:style-name="T21">:</text:span><text:span text:style-name="T21"><text:tab/></text:span><text:span text:style-name="T21">100 %</text:span></text:p>
                <text:p text:style-name="P6"><text:span text:style-name="T21"/></text:p>
                <text:p text:style-name="P6"><text:span text:style-name="T21">Standard procedures on permit approval for small scale development rolled out nationwide</text:span></text:p>
                <text:p text:style-name="P2"><text:span text:style-name="T1"/></text:p>
              </table:table-cell>
            </table:table-row>
          </table:table>
          <draw:image xlink:href="Pictures/TablePreview5.svm" xlink:type="simple" xlink:show="embed" xlink:actuate="onLoad"/>
        </draw:frame>
        <draw:custom-shape draw:name="Google Shape;103;p14" draw:style-name="gr3" draw:text-style-name="P3" draw:layer="layout" svg:width="19.049cm" svg:height="14.335cm" svg:x="0cm" svg:y="13.08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4" draw:style-name="standard" draw:layer="layout" svg:width="6.201cm" svg:height="4.423cm" svg:x="12.818cm" svg:y="0.707cm">
          <table:table>
            <table:table-column table:style-name="co6"/>
            <table:table-row table:style-name="ro3">
              <table:table-cell table:style-name="ce3">
                <text:p text:style-name="P7"><text:span text:style-name="T16">SPONSOR</text:span></text:p>
                <text:p text:style-name="P7"><text:span text:style-name="T17">Sr. Ida Zuraida binti Mohd Yusoff </text:span></text:p>
              </table:table-cell>
            </table:table-row>
            <table:table-row table:style-name="ro3">
              <table:table-cell table:style-name="ce4">
                <text:p text:style-name="P7"><text:span text:style-name="T16">OWNER </text:span></text:p>
                <text:p text:style-name="P7"><text:span text:style-name="T17">Ar. Sharina Intan Abdullah</text:span></text:p>
              </table:table-cell>
            </table:table-row>
            <table:table-row table:style-name="ro3">
              <table:table-cell table:style-name="ce5">
                <text:p text:style-name="P7"><text:span text:style-name="T16">OIC</text:span></text:p>
                <text:p text:style-name="P7"><text:span text:style-name="T17">Noriman bin Muhammad</text:span></text:p>
              </table:table-cell>
            </table:table-row>
            <table:table-row table:style-name="ro3">
              <table:table-cell table:style-name="ce4">
                <text:p text:style-name="P7"><text:span text:style-name="T16">KPI LEADER </text:span></text:p>
                <text:p text:style-name="P7"><text:span text:style-name="T17">MPC/ JKT (KPKT)</text:span></text:p>
              </table:table-cell>
            </table:table-row>
          </table:table>
          <draw:image xlink:href="Pictures/TablePreview6.svm" xlink:type="simple" xlink:show="embed" xlink:actuate="onLoad"/>
        </draw:frame>
        <draw:frame draw:name="Google Shape;105;p14" draw:style-name="standard" draw:layer="layout" svg:width="12.226cm" svg:height="4.065cm" svg:x="0cm" svg:y="1cm">
          <table:table>
            <table:table-column table:style-name="co7"/>
            <table:table-row table:style-name="ro10">
              <table:table-cell table:style-name="ce3">
                <text:p text:style-name="P2"><text:span text:style-name="T16">KPI DESCRIPTION</text:span></text:p>
                <text:p text:style-name="P2"><text:span text:style-name="T17">Average number of construction permit approval procedures nationwide reduced to 13 and number of days reduced to 74 for small scale development projects (i.e., same as Kuala Lumpur) by Q4 2020</text:span></text:p>
              </table:table-cell>
            </table:table-row>
            <table:table-row table:style-name="ro5">
              <table:table-cell table:style-name="ce4">
                <text:p text:style-name="P2"><text:span text:style-name="T16">INITIATIVE</text:span></text:p>
                <text:p text:style-name="P6"><text:span text:style-name="T17">Q3 - Improve ease of doing business by addressing regulatory constraints</text:span></text:p>
              </table:table-cell>
            </table:table-row>
            <table:table-row table:style-name="ro3">
              <table:table-cell table:style-name="ce5">
                <text:p text:style-name="P2"><text:span text:style-name="T16">SUB-INITIATIVE</text:span></text:p>
                <text:p text:style-name="P2"><text:span text:style-name="T17">Q3b - Strengthen One-Stop Centre for all construction permits/approvals</text:span></text:p>
              </table:table-cell>
            </table:table-row>
          </table:table>
          <draw:image xlink:href="Pictures/TablePreview7.svm" xlink:type="simple" xlink:show="embed" xlink:actuate="onLoad"/>
        </draw:frame>
        <draw:custom-shape draw:name="Google Shape;106;p14" draw:style-name="gr1" draw:text-style-name="P3" draw:layer="layout" svg:width="9.527cm" svg:height="14.191cm" svg:x="-0.018cm" svg:y="13.728cm">
          <text:p text:style-name="P2"><text:span text:style-name="T1">This KPI is under the purview of IWG4.</text:span></text:p>
          <text:p text:style-name="P2"><text:span text:style-name="T8"/></text:p>
          <text:p text:style-name="P2"><text:span text:style-name="T3">Local Authorities identified to pilot e-submission </text:span></text:p>
          <text:p text:style-name="P2"><text:span text:style-name="T1">6 regions/states/ PBTs (Perak, Penang, Johor, Kelantan &amp; Selangor) have been identified in the 1st batch to pilot enhancement to the construction permit approval procedures in 2016. Majlis Bandaraya Ipoh had been engaged on 22 Dec 2016.</text:span></text:p>
          <text:p text:style-name="P2"><text:span text:style-name="T20"/></text:p>
          <text:p text:style-name="P2"><text:span text:style-name="T3">Standard procedures on permit approval for small scale development</text:span></text:p>
          <text:p text:style-name="P2"><text:span text:style-name="T1">Currently the average number of procedures nationwide is 55 and the average number of days required to process approvals for construction permit is 106. The study on Standard Procedures for Permit Approval for Small Scale Development has commenced since 2016 with the following progress:-</text:span></text:p>
          <text:p text:style-name="P2"><text:span text:style-name="T16"/></text:p>
          <text:p text:style-name="P2"><text:span text:style-name="T16"><text:s/></text:span></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16"/></text:p>
          <text:p text:style-name="P2"><text:span text:style-name="T5"/></text:p>
          <text:p text:style-name="P2"><text:span text:style-name="T1">Pertubuhan Arkitek Malaysia (PAM) was appointed, on 18 Dec 2017 to continue with the study for a period of 6 months beginning 2 Jan 2018, with the interim budget allocated by CIDB. The findings of the study will be utilised to strengthen the budget request under Rolling Plan 4.</text:span></text:p>
          <text:p text:style-name="P2"><text:span text:style-name="T20"/></text:p>
          <text:p text:style-name="P2"><text:span text:style-name="T1">Memorandum of Agreement (MoA) signed on 29 Jan 2018 and grant RM1Mn disbursed on 2 Mar 2018.</text:span></text:p>
          <text:p text:style-name="P2"><text:span text:style-name="T20"/></text:p>
          <text:p text:style-name="P2"><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4" draw:style-name="gr1" draw:text-style-name="P3" draw:layer="layout" svg:width="8.798cm" svg:height="0.854cm" svg:x="5.862cm" svg:y="0.177cm">
          <text:p text:style-name="P2"><text:span text:style-name="T18">QUALITY, SAFETY &amp; PROFESSIONAL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4" draw:style-name="gr1" draw:text-style-name="P3" draw:layer="layout" svg:width="5.699cm" svg:height="1.452cm" svg:x="0.325cm" svg:y="-0.207cm">
          <text:p text:style-name="P2"><text:span text:style-name="T19">KPI Q3-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4" draw:style-name="gr4" draw:text-style-name="P4" draw:layer="layout" svg:width="19.049cm" svg:height="0.64cm" svg:x="0cm" svg:y="13.082cm">
          <text:p text:style-name="P5"><text:span text:style-name="T10">PROGRESS REPORT UNTIL Q3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4" draw:style-name="gr4" draw:text-style-name="P4" draw:layer="layout" svg:width="19.049cm" svg:height="0.64cm" svg:x="0cm" svg:y="5.059cm">
          <text:p text:style-name="P5"><text:span text:style-name="T10">ANNUAL TAR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4" draw:style-name="gr1" draw:text-style-name="P3" draw:layer="layout" svg:width="9.527cm" svg:height="14.105cm" svg:x="9.522cm" svg:y="13.728cm">
          <text:p text:style-name="P2"><text:span text:style-name="T3">List of Local Authorities engaged</text:span></text:p>
          <text:p text:style-name="P2"><text:span text:style-name="T4">Comittment Stage</text:span></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4">Mapping Stage</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4">Streamline Stag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20"/></text:p>
          <text:p text:style-name="P2"><text:span text:style-name="T1"/></text:p>
          <text:p text:style-name="P2"><text:span text:style-name="T1">MPSP and MBJB are under process in producing the manual for procedure on permit approval.</text:span></text:p>
          <text:p text:style-name="P1"><text:span text:style-name="T20"/></text:p>
          <text:list text:style-name="L11">
            <text:list-item>
              <text:p text:style-name="P2"><text:span text:style-name="T1">Kick-off for the signing of MOA to PAM : 29 January 2018. </text:span></text:p>
            </text:list-item>
            <text:list-item>
              <text:p text:style-name="P2"><text:span text:style-name="T1">Grant allocation to PAM : <text:s/>2 March 2018.</text:span></text:p>
            </text:list-item>
            <text:list-item>
              <text:p text:style-name="P2"><text:span text:style-name="T1">Workshop on SOP MBI : 12 Apr to 13 Apr 2018.</text:span></text:p>
            </text:list-item>
            <text:list-item>
              <text:p text:style-name="P2"><text:span text:style-name="T1">Renewed engagement with MBPP : 23 Apr 2018</text:span><text:span text:style-name="T25">.</text:span></text:p>
            </text:list-item>
            <text:list-item>
              <text:p text:style-name="P2"><text:span text:style-name="T1">Proposed Workshop for SOP MSPS : 16 July to 17 July 2018.</text:span></text:p>
            </text:list-item>
          </text:list>
          <text:p text:style-name="P2"><text:span text:style-name="T20"/></text:p>
          <text:p text:style-name="P2"><text:span text:style-name="T4">Pilot Stage</text:span></text:p>
          <text:p text:style-name="P1"><text:span text:style-name="T1">DBKK : 28 July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4" draw:style-name="gr5" draw:text-style-name="P8" draw:layer="layout" svg:width="0.012cm" svg:height="13.647cm" draw:transform="rotate (-3.14159265358979) translate (9.538cm 27.371cm)">
          <text:p/>
          <draw:enhanced-geometry draw:mirror-horizontal="false" draw:mirror-vertical="false" svg:viewBox="0 0 21600 21600" draw:type="mso-spt32" draw:enhanced-path="M 0 0 L 21600 21600 N"/>
        </draw:custom-shape>
        <draw:frame draw:name="Google Shape;113;p14" draw:style-name="standard" draw:layer="layout" svg:width="9.08cm" svg:height="3.776cm" svg:x="0.218cm" svg:y="19.462cm">
          <table:table>
            <table:table-column table:style-name="co8"/>
            <table:table-column table:style-name="co8"/>
            <table:table-column table:style-name="co8"/>
            <table:table-row table:style-name="ro11" table:default-cell-style-name="ce6">
              <table:table-cell>
                <text:p text:style-name="P5"><text:span text:style-name="T5">Locality</text:span></text:p>
              </table:table-cell>
              <table:table-cell>
                <text:p text:style-name="P5"><text:span text:style-name="T5">Target 2018</text:span></text:p>
              </table:table-cell>
              <table:table-cell>
                <text:p text:style-name="P5"><text:span text:style-name="T5"><text:s/></text:span><text:span text:style-name="T5">Progress Q2 2018</text:span></text:p>
              </table:table-cell>
            </table:table-row>
            <table:table-row table:style-name="ro12" table:default-cell-style-name="ce7">
              <table:table-cell>
                <text:p text:style-name="P5"><text:span text:style-name="T26">DBKK</text:span></text:p>
              </table:table-cell>
              <table:table-cell>
                <text:p text:style-name="P5"><text:span text:style-name="T26">100%</text:span></text:p>
              </table:table-cell>
              <table:table-cell>
                <text:p text:style-name="P5"><text:span text:style-name="T26">86%</text:span></text:p>
              </table:table-cell>
            </table:table-row>
            <table:table-row table:style-name="ro12" table:default-cell-style-name="ce7">
              <table:table-cell>
                <text:p text:style-name="P5"><text:span text:style-name="T26">MBJB</text:span></text:p>
              </table:table-cell>
              <table:table-cell>
                <text:p text:style-name="P5"><text:span text:style-name="T26">100%</text:span></text:p>
              </table:table-cell>
              <table:table-cell>
                <text:p text:style-name="P5"><text:span text:style-name="T26">71%</text:span></text:p>
              </table:table-cell>
            </table:table-row>
            <table:table-row table:style-name="ro12" table:default-cell-style-name="ce7">
              <table:table-cell>
                <text:p text:style-name="P5"><text:span text:style-name="T26">MBI</text:span></text:p>
              </table:table-cell>
              <table:table-cell>
                <text:p text:style-name="P5"><text:span text:style-name="T26">100%</text:span></text:p>
              </table:table-cell>
              <table:table-cell>
                <text:p text:style-name="P5"><text:span text:style-name="T26">71%</text:span></text:p>
              </table:table-cell>
            </table:table-row>
            <table:table-row table:style-name="ro12" table:default-cell-style-name="ce7">
              <table:table-cell>
                <text:p text:style-name="P5"><text:span text:style-name="T26">MBPP</text:span></text:p>
              </table:table-cell>
              <table:table-cell>
                <text:p text:style-name="P5"><text:span text:style-name="T26">100%</text:span></text:p>
              </table:table-cell>
              <table:table-cell>
                <text:p text:style-name="P5"><text:span text:style-name="T26">33%</text:span></text:p>
              </table:table-cell>
            </table:table-row>
            <table:table-row table:style-name="ro12" table:default-cell-style-name="ce7">
              <table:table-cell>
                <text:p text:style-name="P5"><text:span text:style-name="T26">MPSP</text:span></text:p>
              </table:table-cell>
              <table:table-cell>
                <text:p text:style-name="P5"><text:span text:style-name="T26">100%</text:span></text:p>
              </table:table-cell>
              <table:table-cell>
                <text:p text:style-name="P5"><text:span text:style-name="T26">83%</text:span></text:p>
              </table:table-cell>
            </table:table-row>
            <table:table-row table:style-name="ro12" table:default-cell-style-name="ce7">
              <table:table-cell>
                <text:p text:style-name="P5"><text:span text:style-name="T26">MBSA</text:span></text:p>
              </table:table-cell>
              <table:table-cell>
                <text:p text:style-name="P5"><text:span text:style-name="T26">100%</text:span></text:p>
              </table:table-cell>
              <table:table-cell>
                <text:p text:style-name="P5"><text:span text:style-name="T26">0%</text:span></text:p>
              </table:table-cell>
            </table:table-row>
          </table:table>
          <draw:image xlink:href="Pictures/TablePreview8.svm" xlink:type="simple" xlink:show="embed" xlink:actuate="onLoad"/>
        </draw:frame>
        <draw:custom-shape draw:name="Google Shape;114;p14" draw:style-name="gr7" draw:text-style-name="P3" draw:layer="layout" svg:width="0.434cm" svg:height="0.918cm" svg:x="10.087cm" svg:y="9.362cm">
          <text:p text:style-name="P5"/>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15;p14" draw:style-name="gr1" draw:text-style-name="P3" draw:layer="layout" svg:width="1.426cm" svg:height="0.939cm" svg:x="10.262cm" svg:y="9.32cm">
          <text:p text:style-name="P5"><text:span text:style-name="T15">pilot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4" draw:style-name="standard" draw:layer="layout" svg:width="4.058cm" svg:height="3.371cm" svg:x="9.676cm" svg:y="19.447cm">
          <table:table>
            <table:table-column table:style-name="co13"/>
            <table:table-column table:style-name="co14"/>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5"><text:span text:style-name="T26">DBKK</text:span></text:p>
              </table:table-cell>
              <table:table-cell>
                <text:p text:style-name="P2"><text:span text:style-name="T26">11-12 May 17 </text:span></text:p>
              </table:table-cell>
            </table:table-row>
            <table:table-row table:style-name="ro13" table:default-cell-style-name="ce7">
              <table:table-cell>
                <text:p text:style-name="P5"><text:span text:style-name="T26">DBKK</text:span></text:p>
              </table:table-cell>
              <table:table-cell>
                <text:p text:style-name="P2"><text:span text:style-name="T26">25 May 17</text:span></text:p>
              </table:table-cell>
            </table:table-row>
            <table:table-row table:style-name="ro13" table:default-cell-style-name="ce7">
              <table:table-cell>
                <text:p text:style-name="P5"><text:span text:style-name="T26">MBJB</text:span></text:p>
              </table:table-cell>
              <table:table-cell>
                <text:p text:style-name="P2"><text:span text:style-name="T26">20-21 Nov 17</text:span></text:p>
              </table:table-cell>
            </table:table-row>
            <table:table-row table:style-name="ro14" table:default-cell-style-name="ce7">
              <table:table-cell>
                <text:p text:style-name="P5"><text:span text:style-name="T26">MPSP</text:span></text:p>
              </table:table-cell>
              <table:table-cell>
                <text:p text:style-name="P2"><text:span text:style-name="T26">29-30 Nov 17</text:span></text:p>
              </table:table-cell>
            </table:table-row>
            <table:table-row table:style-name="ro15" table:default-cell-style-name="ce7">
              <table:table-cell>
                <text:p text:style-name="P5"><text:span text:style-name="T26">MBI</text:span></text:p>
              </table:table-cell>
              <table:table-cell>
                <text:p text:style-name="P2"><text:span text:style-name="T26">27-28 Feb 17 </text:span></text:p>
              </table:table-cell>
            </table:table-row>
          </table:table>
          <draw:image xlink:href="Pictures/TablePreview9.svm" xlink:type="simple" xlink:show="embed" xlink:actuate="onLoad"/>
        </draw:frame>
        <draw:frame draw:name="Google Shape;117;p14" draw:style-name="standard" draw:layer="layout" svg:width="4.053cm" svg:height="1.64cm" svg:x="9.686cm" svg:y="16.982cm">
          <table:table>
            <table:table-column table:style-name="co15"/>
            <table:table-column table:style-name="co16"/>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5"><text:span text:style-name="T26">MBJB</text:span></text:p>
              </table:table-cell>
              <table:table-cell>
                <text:p text:style-name="P2"><text:span text:style-name="T26">12 Jan 2017 </text:span></text:p>
              </table:table-cell>
            </table:table-row>
            <table:table-row table:style-name="ro12" table:default-cell-style-name="ce7">
              <table:table-cell>
                <text:p text:style-name="P5"><text:span text:style-name="T26">DBKK</text:span></text:p>
              </table:table-cell>
              <table:table-cell>
                <text:p text:style-name="P2"><text:span text:style-name="T26">21 Feb 2017 </text:span></text:p>
              </table:table-cell>
            </table:table-row>
          </table:table>
          <draw:image xlink:href="Pictures/TablePreview10.svm" xlink:type="simple" xlink:show="embed" xlink:actuate="onLoad"/>
        </draw:frame>
        <draw:frame draw:name="Google Shape;118;p14" draw:style-name="standard" draw:layer="layout" svg:width="3.706cm" svg:height="1.64cm" svg:x="13.88cm" svg:y="16.978cm">
          <table:table>
            <table:table-column table:style-name="co17"/>
            <table:table-column table:style-name="co18"/>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2"><text:span text:style-name="T26">MBPP</text:span></text:p>
              </table:table-cell>
              <table:table-cell>
                <text:p text:style-name="P2"><text:span text:style-name="T26">18 Apr 2018</text:span></text:p>
              </table:table-cell>
            </table:table-row>
            <table:table-row table:style-name="ro12" table:default-cell-style-name="ce7">
              <table:table-cell>
                <text:p text:style-name="P2"><text:span text:style-name="T26">MBI </text:span></text:p>
              </table:table-cell>
              <table:table-cell>
                <text:p text:style-name="P2"><text:span text:style-name="T26">4 Jan 2018</text:span></text:p>
              </table:table-cell>
            </table:table-row>
          </table:table>
          <draw:image xlink:href="Pictures/TablePreview11.svm" xlink:type="simple" xlink:show="embed" xlink:actuate="onLoad"/>
        </draw:frame>
        <draw:frame draw:name="Google Shape;119;p14" draw:style-name="standard" draw:layer="layout" svg:width="3.914cm" svg:height="3.371cm" svg:x="13.873cm" svg:y="19.42cm">
          <table:table>
            <table:table-column table:style-name="co19"/>
            <table:table-column table:style-name="co20"/>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2"><text:span text:style-name="T26">DBKK</text:span></text:p>
              </table:table-cell>
              <table:table-cell>
                <text:p text:style-name="P2"><text:span text:style-name="T26">14-15 Nov 17</text:span></text:p>
              </table:table-cell>
            </table:table-row>
            <table:table-row table:style-name="ro13" table:default-cell-style-name="ce7">
              <table:table-cell>
                <text:p text:style-name="P2"><text:span text:style-name="T26">MPSP</text:span></text:p>
              </table:table-cell>
              <table:table-cell>
                <text:p text:style-name="P2"><text:span text:style-name="T26">11 Sep 17</text:span></text:p>
              </table:table-cell>
            </table:table-row>
            <table:table-row table:style-name="ro13" table:default-cell-style-name="ce7">
              <table:table-cell>
                <text:p text:style-name="P2"><text:span text:style-name="T26">DBKK</text:span></text:p>
              </table:table-cell>
              <table:table-cell>
                <text:p text:style-name="P2"><text:span text:style-name="T26">18 Aug 17</text:span></text:p>
              </table:table-cell>
            </table:table-row>
            <table:table-row table:style-name="ro14" table:default-cell-style-name="ce7">
              <table:table-cell>
                <text:p text:style-name="P2"><text:span text:style-name="T26">MBI</text:span></text:p>
              </table:table-cell>
              <table:table-cell>
                <text:p text:style-name="P2"><text:span text:style-name="T26">12-13 Apr 18</text:span></text:p>
              </table:table-cell>
            </table:table-row>
            <table:table-row table:style-name="ro15" table:default-cell-style-name="ce7">
              <table:table-cell>
                <text:p text:style-name="P2"><text:span text:style-name="T26">MBJB</text:span></text:p>
              </table:table-cell>
              <table:table-cell>
                <text:p text:style-name="P2"><text:span text:style-name="T26">26-27 Sept 18</text:span></text:p>
              </table:table-cell>
            </table:table-row>
          </table:table>
          <draw:image xlink:href="Pictures/TablePreview12.svm" xlink:type="simple" xlink:show="embed" xlink:actuate="onLoad"/>
        </draw:frame>
        <draw:frame draw:name="Google Shape;120;p14" draw:style-name="standard" draw:layer="layout" svg:width="4.716cm" svg:height="1.64cm" svg:x="9.676cm" svg:y="14.637cm">
          <table:table>
            <table:table-column table:style-name="co21"/>
            <table:table-column table:style-name="co22"/>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5"><text:span text:style-name="T26">MBJB</text:span></text:p>
              </table:table-cell>
              <table:table-cell>
                <text:p text:style-name="P2"><text:span text:style-name="T26">4 Jan 2017 </text:span></text:p>
              </table:table-cell>
            </table:table-row>
            <table:table-row table:style-name="ro12" table:default-cell-style-name="ce7">
              <table:table-cell>
                <text:p text:style-name="P5"><text:span text:style-name="T26">MBPP</text:span></text:p>
              </table:table-cell>
              <table:table-cell>
                <text:p text:style-name="P2"><text:span text:style-name="T26">20 Jan &amp; 17 Oct 2017 </text:span></text:p>
              </table:table-cell>
            </table:table-row>
          </table:table>
          <draw:image xlink:href="Pictures/TablePreview13.svm" xlink:type="simple" xlink:show="embed" xlink:actuate="onLoad"/>
        </draw:frame>
        <draw:frame draw:name="Google Shape;121;p14" draw:style-name="standard" draw:layer="layout" svg:width="3.626cm" svg:height="1.64cm" svg:x="14.548cm" svg:y="14.649cm">
          <table:table>
            <table:table-column table:style-name="co23"/>
            <table:table-column table:style-name="co24"/>
            <table:table-row table:style-name="ro11" table:default-cell-style-name="ce6">
              <table:table-cell>
                <text:p text:style-name="P5"><text:span text:style-name="T5">Locality</text:span></text:p>
              </table:table-cell>
              <table:table-cell>
                <text:p text:style-name="P5"><text:span text:style-name="T5">Date</text:span></text:p>
              </table:table-cell>
            </table:table-row>
            <table:table-row table:style-name="ro12" table:default-cell-style-name="ce7">
              <table:table-cell>
                <text:p text:style-name="P5"><text:span text:style-name="T26">MPSP</text:span></text:p>
              </table:table-cell>
              <table:table-cell>
                <text:p text:style-name="P2"><text:span text:style-name="T26">20 Jan 2017</text:span></text:p>
              </table:table-cell>
            </table:table-row>
            <table:table-row table:style-name="ro12" table:default-cell-style-name="ce7">
              <table:table-cell>
                <text:p text:style-name="P5"><text:span text:style-name="T26">DBKK</text:span></text:p>
              </table:table-cell>
              <table:table-cell>
                <text:p text:style-name="P2"><text:span text:style-name="T26">6 Feb 2017</text:span></text:p>
              </table:table-cell>
            </table:table-row>
          </table:table>
          <draw:image xlink:href="Pictures/TablePreview14.svm" xlink:type="simple" xlink:show="embed" xlink:actuate="onLoad"/>
        </draw:frame>
        <presentation:notes draw:style-name="dp2">
          <draw:frame draw:name="Google Shape;98;p2:notes" presentation:style-name="pr2" draw:text-style-name="P9" draw:layer="layout" svg:width="15.105cm" svg:height="12.407cm" svg:x="1.888cm" svg:y="13.098cm" presentation:class="notes" presentation:placeholder="true" presentation:user-transformed="true">
            <draw:text-box/>
          </draw:frame>
          <draw:page-thumbnail draw:name="Google Shape;99;p2:notes" draw:style-name="gr6" draw:layer="layout" svg:width="12.588cm" svg:height="10.339cm" svg:x="3.148cm" svg:y="2.068cm" draw:page-number="2" presentation:class="page"/>
        </presentation:notes>
      </draw:page>
      <draw:page draw:name="page3" draw:style-name="dp1" draw:master-page-name="BLANK">
        <draw:custom-shape draw:name="Google Shape;126;p15" draw:style-name="gr2" draw:text-style-name="P4" draw:layer="layout" svg:width="6.445cm" svg:height="1.026cm" svg:x="-0.421cm" svg:y="0cm">
          <text:p text:style-name="P5"/>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27;p15" draw:style-name="standard" draw:layer="layout" svg:width="19.048cm" svg:height="11.793cm" svg:x="0cm" svg:y="5.733cm">
          <table:table>
            <table:table-column table:style-name="co9"/>
            <table:table-column table:style-name="co10"/>
            <table:table-column table:style-name="co11"/>
            <table:table-column table:style-name="co12"/>
            <table:table-column table:style-name="co5"/>
            <table:table-row table:style-name="ro16" table:default-cell-style-name="ce1">
              <table:table-cell table:number-rows-spanned="2">
                <text:p text:style-name="P5"><text:span text:style-name="T10">2016</text:span></text:p>
                <text:p text:style-name="P5"><text:span text:style-name="T10">Weightage : 10%</text:span></text:p>
              </table:table-cell>
              <table:table-cell table:number-rows-spanned="2">
                <text:p text:style-name="P5"><text:span text:style-name="T10">2017</text:span></text:p>
                <text:p text:style-name="P5"><text:span text:style-name="T10">Weightage : 10%</text:span></text:p>
              </table:table-cell>
              <table:table-cell table:number-rows-spanned="2">
                <text:p text:style-name="P5"><text:span text:style-name="T10">2018</text:span></text:p>
                <text:p text:style-name="P5"><text:span text:style-name="T10">Weightage : 40%</text:span></text:p>
              </table:table-cell>
              <table:table-cell table:style-name="ce8">
                <text:p text:style-name="P5"><text:span text:style-name="T10">2019</text:span></text:p>
              </table:table-cell>
              <table:table-cell table:style-name="ce8">
                <text:p text:style-name="P5"><text:span text:style-name="T10">2020</text:span></text:p>
              </table:table-cell>
            </table:table-row>
            <table:table-row table:style-name="ro1">
              <table:covered-table-cell/>
              <table:covered-table-cell/>
              <table:covered-table-cell/>
              <table:table-cell table:style-name="ce1" table:number-columns-spanned="2">
                <text:p text:style-name="P5"><text:span text:style-name="T10">Weightage : 40%</text:span></text:p>
              </table:table-cell>
              <table:covered-table-cell/>
            </table:table-row>
            <table:table-row table:style-name="ro17" table:default-cell-style-name="ce2">
              <table:table-cell>
                <text:p text:style-name="P6"><text:span text:style-name="T1">Activities/ work breakdown and leaders for each activities identified. </text:span></text:p>
                <text:p text:style-name="P6"><text:span text:style-name="T1"/></text:p>
                <text:p text:style-name="P6"><text:span text:style-name="T1">Task force for disputes applications resolution established</text:span></text:p>
                <text:p text:style-name="P6"><text:span text:style-name="T1"/></text:p>
                <text:p text:style-name="P6"><text:span text:style-name="T1">Problems Identifiaction Dialog with Locality Authority, </text:span></text:p>
                <text:p text:style-name="P6"><text:span text:style-name="T1">Agencies, PEMUDAH &amp; </text:span></text:p>
                <text:p text:style-name="P6"><text:span text:style-name="T1">FGDCP conducted</text:span></text:p>
                <text:p text:style-name="P6"><text:span text:style-name="T1"/></text:p>
                <text:p text:style-name="P6"><text:span text:style-name="T1">Directions to proceed establishment of DRM </text:span></text:p>
                <text:p text:style-name="P6"><text:span text:style-name="T1">obtained</text:span></text:p>
                <text:p text:style-name="P2"><text:span text:style-name="T1"/></text:p>
              </table:table-cell>
              <table:table-cell>
                <text:p text:style-name="P6"><text:span text:style-name="T1">Selected existing mechanism </text:span></text:p>
                <text:p text:style-name="P6"><text:span text:style-name="T1">to resolve dispute application mapped</text:span></text:p>
                <text:p text:style-name="P6"><text:span text:style-name="T1"/></text:p>
                <text:p text:style-name="P6"><text:span text:style-name="T1">Scope, TOR, authority, </text:span></text:p>
                <text:p text:style-name="P6"><text:span text:style-name="T1">mechanism, membership,</text:span></text:p>
                <text:p text:style-name="P6"><text:span text:style-name="T1">funding, jurisdiction and framework for DRM finalized</text:span></text:p>
                <text:p text:style-name="P6"><text:span text:style-name="T1"/></text:p>
                <text:p text:style-name="P6"><text:span text:style-name="T1">Established gaps in the existing Appeal Board mechanism which justifies for the need of a Construction Dispute Tribunal.</text:span></text:p>
                <text:p text:style-name="P6"><text:span text:style-name="T1"/></text:p>
                <text:p text:style-name="P6"><text:span text:style-name="T1">Comparison of foreign mechanism for technical construction dispute and administrative dispute resolution. </text:span></text:p>
                <text:p text:style-name="P6"><text:span text:style-name="T1">Draft of Technical Construction Dispute Settlement &amp; development of questionnaires: Technical agencies and operators. </text:span></text:p>
              </table:table-cell>
              <table:table-cell>
                <text:p text:style-name="P6"><text:span text:style-name="T1">Completion of findings of focus group discussions (technical agencies) &amp; partial focus group for operators <text:s/>&amp;partial/progress findings on impact assessment. </text:span></text:p>
                <text:p text:style-name="P6"><text:span text:style-name="T1"/></text:p>
                <text:p text:style-name="P2"><text:span text:style-name="T1">Final analysis of the feedback from the stakeholders.</text:span></text:p>
                <text:p text:style-name="P2"><text:span text:style-name="T1">Conclusion of Impact assessment</text:span></text:p>
                <text:p text:style-name="P2"><text:span text:style-name="T1">Conclusion of level of acceptance of stakeholders</text:span></text:p>
                <text:p text:style-name="P2"><text:span text:style-name="T1">Final suggested Framework for Technical Construction Dispute Settlement. </text:span></text:p>
                <text:p text:style-name="P2"><text:span text:style-name="T27"/></text:p>
              </table:table-cell>
              <table:table-cell table:style-name="ce9">
                <text:p text:style-name="P2"><text:span text:style-name="T1">Consultation with other states in Peninsular Malaysia. (by zones)</text:span></text:p>
                <text:p text:style-name="P2"><text:span text:style-name="T1"/></text:p>
                <text:p text:style-name="P2"><text:span text:style-name="T1">Upgrade the framework </text:span></text:p>
                <text:p text:style-name="P2"><text:span text:style-name="T1"/></text:p>
                <text:p text:style-name="P2"><text:span text:style-name="T1">Identify suitable real case study.</text:span></text:p>
                <text:p text:style-name="P2"><text:span text:style-name="T1"/></text:p>
                <text:p text:style-name="P2"><text:span text:style-name="T1">Conduct pilot study for the indentified project.</text:span></text:p>
                <text:p text:style-name="P2"><text:span text:style-name="T1"/></text:p>
                <text:p text:style-name="P2"><text:span text:style-name="T1">Open consultation will all construction industry stakeholders (professional boards and institutions, developers) </text:span></text:p>
                <text:p text:style-name="P2"><text:span text:style-name="T1"/></text:p>
              </table:table-cell>
              <table:table-cell table:style-name="ce9">
                <text:p text:style-name="P6"><text:span text:style-name="T1">Suggestions of required amendments to the law. </text:span></text:p>
                <text:p text:style-name="P6"><text:span text:style-name="T1"/></text:p>
                <text:p text:style-name="P6"><text:span text:style-name="T1">Get the necessary clearance for the establishment of the dispute mechanism. </text:span></text:p>
                <text:p text:style-name="P6"><text:span text:style-name="T1"/></text:p>
                <text:p text:style-name="P6"><text:span text:style-name="T1">Road show and <text:s/>awareness programme. </text:span></text:p>
                <text:p text:style-name="P6"><text:span text:style-name="T1"/></text:p>
                <text:p text:style-name="P6"><text:span text:style-name="T1"/></text:p>
                <text:p text:style-name="P6"><text:span text:style-name="T1">Announcement to the public</text:span></text:p>
                <text:p text:style-name="P2"><text:span text:style-name="T1"/></text:p>
              </table:table-cell>
            </table:table-row>
          </table:table>
          <draw:image xlink:href="Pictures/TablePreview15.svm" xlink:type="simple" xlink:show="embed" xlink:actuate="onLoad"/>
        </draw:frame>
        <draw:frame draw:name="Google Shape;128;p15" draw:style-name="standard" draw:layer="layout" svg:width="6.201cm" svg:height="4.423cm" svg:x="12.818cm" svg:y="0.707cm">
          <table:table>
            <table:table-column table:style-name="co6"/>
            <table:table-row table:style-name="ro3">
              <table:table-cell table:style-name="ce3">
                <text:p text:style-name="P7"><text:span text:style-name="T16">SPONSOR</text:span></text:p>
                <text:p text:style-name="P7"><text:span text:style-name="T17">Sr. Ida Zuraida binti Mohd Yusoff </text:span></text:p>
              </table:table-cell>
            </table:table-row>
            <table:table-row table:style-name="ro3">
              <table:table-cell table:style-name="ce4">
                <text:p text:style-name="P7"><text:span text:style-name="T16">OWNER </text:span></text:p>
                <text:p text:style-name="P7"><text:span text:style-name="T17">Ar. Sharina Intan Abdullah</text:span></text:p>
              </table:table-cell>
            </table:table-row>
            <table:table-row table:style-name="ro3">
              <table:table-cell table:style-name="ce5">
                <text:p text:style-name="P7"><text:span text:style-name="T16">OIC</text:span></text:p>
                <text:p text:style-name="P7"><text:span text:style-name="T17">Noriman bin Muhammad</text:span></text:p>
              </table:table-cell>
            </table:table-row>
            <table:table-row table:style-name="ro3">
              <table:table-cell table:style-name="ce4">
                <text:p text:style-name="P7"><text:span text:style-name="T16">KPI LEADER </text:span></text:p>
                <text:p text:style-name="P7"><text:span text:style-name="T17">MPC/ JKT (KPKT)</text:span></text:p>
              </table:table-cell>
            </table:table-row>
          </table:table>
          <draw:image xlink:href="Pictures/TablePreview16.svm" xlink:type="simple" xlink:show="embed" xlink:actuate="onLoad"/>
        </draw:frame>
        <draw:frame draw:name="Google Shape;129;p15" draw:style-name="standard" draw:layer="layout" svg:width="12.226cm" svg:height="3.667cm" svg:x="0cm" svg:y="1cm">
          <table:table>
            <table:table-column table:style-name="co7"/>
            <table:table-row table:style-name="ro4">
              <table:table-cell table:style-name="ce3">
                <text:p text:style-name="P2"><text:span text:style-name="T16">KPI DESCRIPTION</text:span></text:p>
                <text:p text:style-name="P2"><text:span text:style-name="T17">100% of disputes applications resolved by the Dispute Resolution Mechanism (DRM) within 6 month of receipt starting in Q4 2020</text:span></text:p>
              </table:table-cell>
            </table:table-row>
            <table:table-row table:style-name="ro5">
              <table:table-cell table:style-name="ce4">
                <text:p text:style-name="P2"><text:span text:style-name="T16">INITIATIVE</text:span></text:p>
                <text:p text:style-name="P6"><text:span text:style-name="T17">Q3 - Improve ease of doing business by addressing regulatory constraints</text:span></text:p>
              </table:table-cell>
            </table:table-row>
            <table:table-row table:style-name="ro3">
              <table:table-cell table:style-name="ce5">
                <text:p text:style-name="P2"><text:span text:style-name="T16">SUB-INITIATIVE</text:span></text:p>
                <text:p text:style-name="P2"><text:span text:style-name="T17">Q3c - Set up tribunal for construction permit dispute resolution</text:span></text:p>
              </table:table-cell>
            </table:table-row>
          </table:table>
          <draw:image xlink:href="Pictures/TablePreview17.svm" xlink:type="simple" xlink:show="embed" xlink:actuate="onLoad"/>
        </draw:frame>
        <draw:custom-shape draw:name="Google Shape;130;p15" draw:style-name="gr1" draw:text-style-name="P3" draw:layer="layout" svg:width="9.524cm" svg:height="9.489cm" svg:x="0cm" svg:y="17.683cm">
          <text:p text:style-name="P2"><text:span text:style-name="T9">This KPI is under the purview of IWG4.</text:span></text:p>
          <text:p text:style-name="P2"><text:span text:style-name="T7"/></text:p>
          <text:p text:style-name="P2"><text:span text:style-name="T7">Dispute Resolution Mechanism (DRM)</text:span></text:p>
          <text:p text:style-name="P10"><text:span text:style-name="T9">Dispute Resolution Mechanism (DRM) is an instrument established to resolve any technical disagreement or dispute arising from the construction permit approval processes. The mechanism is jointly formulated by a working group consisting of MPC, JKT and stakeholders in construction industry (Professional bodies and other industry players). The DRM will be handling disputes not currently covered under the existing Appeal Boards, that has been created under Town and Country Planning Act 1976 (Act 172) (TCPA). The framework for DRM will be formulated based on the best pratices of a number of Tribunals and Appeal Boards from the <text:s/>Commonwealth Countries. </text:span></text:p>
          <text:p text:style-name="P2"><text:span text:style-name="T9"/></text:p>
          <text:p text:style-name="P2"><text:span text:style-name="T7">Study on </text:span><text:span text:style-name="T28">‘Cadangan Penubuhan Tribunal untuk Pertikaian Permit Pembinaan di bawah Inisiatif Q3c CITP’</text:span></text:p>
          <text:p text:style-name="P10"><text:span text:style-name="T9">UiTM has been appointed to study and prepare a report on the establishment of a tribunal to resolve construction permit disputes on 5 Oct 2017. The study will take 6 months and should be completed by 5 April 2018.</text:span></text:p>
          <text:p text:style-name="P2"><text:span text:style-name="T9"/></text:p>
          <text:p text:style-name="P2"><text:span text:style-name="T29">Stakeholders’ Engagement:</text:span></text:p>
          <text:list text:style-name="L15">
            <text:list-item>
              <text:p text:style-name="P2"><text:span text:style-name="T9">PBTs in Selangor</text:span><text:span text:style-name="T9"><text:tab/></text:span><text:span text:style-name="T9"><text:tab/></text:span><text:span text:style-name="T9">: 11 Dec, 13 Dec, 18 Dec &amp; 20 Dec 2017</text:span></text:p>
            </text:list-item>
            <text:list-item>
              <text:p text:style-name="P2"><text:span text:style-name="T9">IEM</text:span><text:span text:style-name="T9"><text:tab/></text:span><text:span text:style-name="T9"><text:tab/></text:span><text:span text:style-name="T9"><text:tab/></text:span><text:span text:style-name="T9">: 22 Dec 2017 &amp; 3 Feb 2018</text:span></text:p>
            </text:list-item>
            <text:list-item>
              <text:p text:style-name="P2"><text:span text:style-name="T9">PBTs in Negeri Sembilan</text:span><text:span text:style-name="T9"><text:tab/></text:span><text:span text:style-name="T9">: 3 Jan 2018</text:span></text:p>
            </text:list-item>
            <text:list-item>
              <text:p text:style-name="P2"><text:span text:style-name="T9">PBTs in Melaka</text:span><text:span text:style-name="T9"><text:tab/></text:span><text:span text:style-name="T9"><text:tab/></text:span><text:span text:style-name="T9">: 10 Jan 2018</text:span></text:p>
            </text:list-item>
            <text:list-item>
              <text:p text:style-name="P2"><text:span text:style-name="T9">PAM</text:span><text:span text:style-name="T9"><text:tab/></text:span><text:span text:style-name="T9"><text:tab/></text:span><text:span text:style-name="T9"><text:tab/></text:span><text:span text:style-name="T9">: 11 Jan &amp; 13 Jan 2018</text:span></text:p>
            </text:list-item>
            <text:list-item>
              <text:p text:style-name="P2"><text:span text:style-name="T9">Industry players</text:span><text:span text:style-name="T9"><text:tab/></text:span><text:span text:style-name="T9"><text:tab/></text:span><text:span text:style-name="T9">: 5 Feb, 8 Feb, 12 Feb &amp; 19 Feb 2018</text:span></text:p>
            </text:list-item>
          </text:list>
          <text:p text:style-name="P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5" draw:style-name="gr1" draw:text-style-name="P3" draw:layer="layout" svg:width="8.798cm" svg:height="0.854cm" svg:x="5.862cm" svg:y="0.177cm">
          <text:p text:style-name="P2"><text:span text:style-name="T18">QUALITY, SAFETY &amp; PROFESSIONAL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5" draw:style-name="gr1" draw:text-style-name="P3" draw:layer="layout" svg:width="5.699cm" svg:height="1.452cm" svg:x="0.325cm" svg:y="-0.207cm">
          <text:p text:style-name="P2"><text:span text:style-name="T19">KPI Q3-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5" draw:style-name="gr4" draw:text-style-name="P4" draw:layer="layout" svg:width="19.049cm" svg:height="0.64cm" svg:x="0cm" svg:y="16.924cm">
          <text:p text:style-name="P5"><text:span text:style-name="T10">PROGRESS REPORT UNTIL Q3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5" draw:style-name="gr4" draw:text-style-name="P4" draw:layer="layout" svg:width="19.049cm" svg:height="0.64cm" svg:x="0cm" svg:y="5.059cm">
          <text:p text:style-name="P5"><text:span text:style-name="T10">ANNUAL TAR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5" draw:style-name="gr3" draw:text-style-name="P3" draw:layer="layout" svg:width="19.049cm" svg:height="10.46cm" svg:x="0cm" svg:y="16.97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5" draw:style-name="gr5" draw:text-style-name="P8" draw:layer="layout" svg:width="0.012cm" svg:height="9.805cm" draw:transform="rotate (-3.14159265358979) translate (9.538cm 27.371cm)">
          <text:p/>
          <draw:enhanced-geometry draw:mirror-horizontal="false" draw:mirror-vertical="false" svg:viewBox="0 0 21600 21600" draw:type="mso-spt32" draw:enhanced-path="M 0 0 L 21600 21600 N"/>
        </draw:custom-shape>
        <draw:custom-shape draw:name="Google Shape;137;p15" draw:style-name="gr1" draw:text-style-name="P3" draw:layer="layout" svg:width="9.524cm" svg:height="4.958cm" svg:x="9.538cm" svg:y="17.683cm">
          <text:p text:style-name="P2"><text:span text:style-name="T29">Reports</text:span></text:p>
          <text:list text:style-name="L16">
            <text:list-item>
              <text:p text:style-name="P2"><text:span text:style-name="T9">Inception Report <text:s text:c="3"/></text:span><text:span text:style-name="T9"><text:tab/></text:span><text:span text:style-name="T9">: 12 Nov 2017</text:span></text:p>
            </text:list-item>
            <text:list-item>
              <text:p text:style-name="P2"><text:span text:style-name="T9">Progress Report 1 </text:span><text:span text:style-name="T9"><text:tab/></text:span><text:span text:style-name="T9">: 6 Dec 2017</text:span></text:p>
            </text:list-item>
            <text:list-item>
              <text:p text:style-name="P2"><text:span text:style-name="T9">Progress report 2 </text:span><text:span text:style-name="T9"><text:tab/></text:span><text:span text:style-name="T9"><text:tab/></text:span><text:span text:style-name="T9">: 8 Mar 2018</text:span></text:p>
            </text:list-item>
          </text:list>
          <text:p text:style-name="P2"><text:span text:style-name="T20"/></text:p>
          <text:p text:style-name="P2"><text:span text:style-name="T29">Stakeholders’ Engagement:</text:span></text:p>
          <text:p text:style-name="P2"><text:span text:style-name="T9">1) Technical Agencies : 6 February 2018 at KPKT.</text:span></text:p>
          <text:p text:style-name="P2"><text:span text:style-name="T9">2) Operators :</text:span></text:p>
          <text:p text:style-name="P2"><text:span text:style-name="T9"><text:tab/></text:span><text:span text:style-name="T9">a) PAM (Session 1) : 11 January 2018</text:span></text:p>
          <text:p text:style-name="P2"><text:span text:style-name="T9"><text:tab/></text:span><text:span text:style-name="T9">b) PAM (Session 2) : 13 January 2018</text:span></text:p>
          <text:p text:style-name="P2"><text:span text:style-name="T9"><text:tab/></text:span><text:span text:style-name="T9"> </text:span><text:span text:style-name="T9">c) IEM <text:s/>(Session 2) : 3 February <text:s/>2018</text:span></text:p>
          <text:p text:style-name="P2"><text:span text:style-name="T9"/></text:p>
          <text:p text:style-name="P2"><text:span text:style-name="T9">Final Report (phase 1)</text:span></text:p>
          <text:list text:continue-numbering="true" text:style-name="L16">
            <text:list-item>
              <text:p text:style-name="P2"><text:span text:style-name="T9">7 May 201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3;p3:notes" presentation:style-name="pr3" draw:text-style-name="P9" draw:layer="layout" svg:width="15.105cm" svg:height="12.407cm" svg:x="1.888cm" svg:y="13.098cm" presentation:class="notes" presentation:placeholder="true" presentation:user-transformed="true">
            <draw:text-box/>
          </draw:frame>
          <draw:page-thumbnail draw:name="Google Shape;124;p3:notes" draw:style-name="gr6" draw:layer="layout" svg:width="12.588cm" svg:height="10.339cm" svg:x="3.148cm" svg:y="2.068cm" draw:page-number="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Questrial" svg:font-family="Quest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9.05cm" fo:page-height="27.517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9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2;p2" presentation:style-name="Mpr1" draw:text-style-name="MP5" draw:layer="backgroundobjects" svg:width="4.285cm" svg:height="1.464cm" svg:x="1.31cm" svg:y="25.504cm" presentation:class="date-time" presentation:user-transformed="true">
        <draw:text-box>
          <text:p/>
        </draw:text-box>
      </draw:frame>
      <draw:frame draw:name="Google Shape;13;p2" presentation:style-name="Mpr1" draw:text-style-name="MP5" draw:layer="backgroundobjects" svg:width="6.428cm" svg:height="1.464cm" svg:x="6.31cm" svg:y="25.504cm" presentation:class="footer" presentation:user-transformed="true">
        <draw:text-box>
          <text:p/>
        </draw:text-box>
      </draw:frame>
      <draw:frame draw:name="Google Shape;14;p2" presentation:style-name="Mpr1"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draw:frame presentation:style-name="BLANK-title" draw:layer="backgroundobjects" svg:width="17.144cm" svg:height="4.594cm" svg:x="0.952cm" svg:y="1.097cm" presentation:class="title" presentation:placeholder="true">
        <draw:text-box/>
      </draw:frame>
      <draw:frame presentation:style-name="BLANK-outline1" draw:layer="backgroundobjects" svg:width="17.144cm" svg:height="15.958cm" svg:x="0.952cm" svg:y="6.43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
    <meta:generator>LibreOfficeDev/6.0.5.2$Linux_X86_64 LibreOffice_project/</meta:generator>
  </office:meta>
</office:document-meta>
</file>